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FDF0000269088F3D76C.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ody_20_Text_20_First">
      <style:text-properties officeooo:paragraph-rsid="0003184a"/>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Chapter_20_Number">
      <style:text-properties officeooo:paragraph-rsid="0001b40b"/>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Body_20_Text_20_First">
      <style:text-properties officeooo:paragraph-rsid="0003184a"/>
    </style:style>
    <style:style style:name="P8" style:family="paragraph" style:parent-style-name="Text_20_body">
      <style:text-properties fo:language="en" fo:country="US"/>
    </style:style>
    <style:style style:name="P9" style:family="paragraph" style:parent-style-name="Text_20_body">
      <style:text-properties officeooo:paragraph-rsid="00034a2c"/>
    </style:style>
    <style:style style:name="P10" style:family="paragraph" style:parent-style-name="Side_20_Bar_20_Head">
      <style:text-properties style:font-name="Utopia-Bold" style:font-name-complex="Utopia-Bold"/>
    </style:style>
    <style:style style:name="P11" style:family="paragraph" style:parent-style-name="Figure">
      <style:paragraph-properties fo:text-align="start" style:justify-single-word="false"/>
    </style:style>
    <style:style style:name="P12" style:family="paragraph" style:parent-style-name="Code">
      <style:text-properties officeooo:paragraph-rsid="0003184a"/>
    </style:style>
    <style:style style:name="P13" style:family="paragraph" style:parent-style-name="Code">
      <style:text-properties officeooo:paragraph-rsid="0003a1be"/>
    </style:style>
    <style:style style:name="P14" style:family="paragraph" style:parent-style-name="Text_20_body">
      <style:paragraph-properties fo:padding="0.0291in" fo:border-left="none" fo:border-right="none" fo:border-top="none" fo:border-bottom="0.99pt solid #000000" style:join-border="false"/>
      <style:text-properties fo:language="en" fo:country="US"/>
    </style:style>
    <style:style style:name="P15" style:family="paragraph" style:parent-style-name="Body_20_Text_20_First">
      <style:text-properties officeooo:paragraph-rsid="0003184a"/>
    </style:style>
    <style:style style:name="P16" style:family="paragraph" style:parent-style-name="Chapter_20_Number">
      <style:text-properties officeooo:paragraph-rsid="0001b40b"/>
    </style:style>
    <style:style style:name="P17" style:family="paragraph" style:parent-style-name="Chapter_20_Title" style:master-page-name="First_20_Page">
      <style:paragraph-properties style:page-number="auto"/>
    </style:style>
    <style:style style:name="P18" style:family="paragraph">
      <style:paragraph-properties fo:margin-top="0in" fo:margin-bottom="0.0835in" style:writing-mode="lr-tb"/>
    </style:style>
    <style:style style:name="P19" style:family="paragraph">
      <style:paragraph-properties style:writing-mode="lr-tb"/>
    </style:style>
    <style:style style:name="T1" style:family="text">
      <style:text-properties fo:language="en" fo:country="US" officeooo:rsid="0001b40b"/>
    </style:style>
    <style:style style:name="T2" style:family="text">
      <style:text-properties fo:language="en" fo:country="US" officeooo:rsid="00023183"/>
    </style:style>
    <style:style style:name="T3" style:family="text">
      <style:text-properties fo:language="en" fo:country="US"/>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officeooo:rsid="00044b19"/>
    </style:style>
    <style:style style:name="T8" style:family="text">
      <style:text-properties fo:language="en" fo:country="US"/>
    </style:style>
    <style:style style:name="T9" style:family="text">
      <style:text-properties fo:language="en" fo:country="US" officeooo:rsid="0001b40b"/>
    </style:style>
    <style:style style:name="T10" style:family="text">
      <style:text-properties fo:language="en" fo:country="US" officeooo:rsid="00023183"/>
    </style:style>
    <style:style style:name="T11" style:family="text">
      <style:text-properties fo:language="en" fo:country="US" style:font-name-complex="Utopia-Italic"/>
    </style:style>
    <style:style style:name="T12" style:family="text">
      <style:text-properties fo:language="en" fo:country="US" style:font-name-asian="Utopia"/>
    </style:style>
    <style:style style:name="T13" style:family="text">
      <style:text-properties fo:language="en" fo:country="US" officeooo:rsid="00034a2c"/>
    </style:style>
    <style:style style:name="T14" style:family="text">
      <style:text-properties fo:language="en" fo:country="US" officeooo:rsid="00053f4d"/>
    </style:style>
    <style:style style:name="T15" style:family="text">
      <style:text-properties fo:font-weight="bold" style:font-name-asian="HelveticaNeue Condensed" style:font-weight-asian="bold"/>
    </style:style>
    <style:style style:name="T16" style:family="text">
      <style:text-properties style:font-name="Times" fo:language="none" fo:country="none" fo:font-weight="bold" style:font-weight-asian="bold" style:font-name-complex="Times" text:display="true"/>
    </style:style>
    <style:style style:name="T17" style:family="text">
      <style:text-properties style:font-name="Times" fo:language="none" fo:country="none" style:font-name-complex="Times" text:display="true"/>
    </style:style>
    <style:style style:name="T18" style:family="text">
      <style:text-properties fo:letter-spacing="-0.0035in"/>
    </style:style>
    <style:style style:name="T19" style:family="text">
      <style:text-properties style:font-name-complex="Utopia-Italic"/>
    </style:style>
    <style:style style:name="T20" style:family="text">
      <style:text-properties fo:font-style="normal" fo:font-weight="bold" style:font-style-asian="normal" style:font-weight-asian="bold"/>
    </style:style>
    <style:style style:name="T21" style:family="text">
      <style:text-properties style:font-name="TheSansMonoCondensed-SemiLightI" style:font-name-complex="TheSansMonoCondensed-SemiLightI"/>
    </style:style>
    <style:style style:name="T22" style:family="text">
      <style:text-properties style:font-name="Utopia-Bold" style:font-name-complex="Utopia-Bold"/>
    </style:style>
    <style:style style:name="T23" style:family="text">
      <style:text-properties style:font-name="Utopia-Bold" fo:language="en" fo:country="US" style:font-name-complex="Utopia-Bold"/>
    </style:style>
    <style:style style:name="T24" style:family="text">
      <style:text-properties style:font-name="TheSansMonoCondensed-Bold" fo:language="en" fo:country="US" style:font-name-complex="TheSansMonoCondensed-Bold"/>
    </style:style>
    <style:style style:name="T25" style:family="text">
      <style:text-properties style:font-name-asian="TheSansMonoConNormal"/>
    </style:style>
    <style:style style:name="T26" style:family="text">
      <style:text-properties style:text-position="super 58%" style:font-name="Utopia-Italic" fo:language="en" fo:country="US" fo:font-style="italic" style:font-style-asian="italic" style:font-name-complex="Utopia-Italic" style:font-style-complex="italic"/>
    </style:style>
    <style:style style:name="T27" style:family="text">
      <style:text-properties style:font-name="Utopia-Italic" fo:language="en" fo:country="US" fo:font-style="italic" style:font-style-asian="italic" style:font-name-complex="Utopia-Italic" style:font-style-complex="italic"/>
    </style:style>
    <style:style style:name="T28" style:family="text">
      <style:text-properties officeooo:rsid="0003184a"/>
    </style:style>
    <style:style style:name="T29" style:family="text">
      <style:text-properties officeooo:rsid="0003a1be"/>
    </style:style>
    <style:style style:name="T3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8494256" text:id="ct178494256">
          <text:insertion>
            <office:change-info>
              <dc:creator>Ray Lischner</dc:creator>
              <dc:date>2013-11-09T11:28:00</dc:date>
            </office:change-info>
          </text:insertion>
        </text:changed-region>
        <text:changed-region xml:id="ct153916880" text:id="ct153916880">
          <text:deletion>
            <office:change-info>
              <dc:creator>Ray Lischner</dc:creator>
              <dc:date>2013-11-09T11:28:00</dc:date>
            </office:change-info>
            <text:p text:style-name="Text_20_body">
       <text:span text:style-name="T1">1</text:span>
      </text:p>
          </text:deletion>
        </text:changed-region>
        <text:changed-region xml:id="ct165994800" text:id="ct165994800">
          <text:insertion>
            <office:change-info>
              <dc:creator>Ray Lischner</dc:creator>
              <dc:date>2013-11-09T11:29:00</dc:date>
            </office:change-info>
          </text:insertion>
        </text:changed-region>
        <text:changed-region xml:id="ct165994992" text:id="ct165994992">
          <text:deletion>
            <office:change-info>
              <dc:creator>Ray Lischner</dc:creator>
              <dc:date>2013-11-09T11:29:00</dc:date>
            </office:change-info>
            <text:p text:style-name="Text_20_body">
       <text:span text:style-name="T2">3</text:span>
      </text:p>
          </text:deletion>
        </text:changed-region>
        <text:changed-region xml:id="ct163158480" text:id="ct163158480">
          <text:deletion>
            <office:change-info>
              <dc:creator>Ray Lischner</dc:creator>
              <dc:date>2013-11-09T11:32:00</dc:date>
            </office:change-info>
            <text:p text:style-name="P1"><text:s/>(Exploration 8).</text:p>
          </text:deletion>
        </text:changed-region>
        <text:changed-region xml:id="ct163441776" text:id="ct163441776">
          <text:insertion>
            <office:change-info>
              <dc:creator>Ray Lischner</dc:creator>
              <dc:date>2013-11-09T11:32:00</dc:date>
            </office:change-info>
          </text:insertion>
        </text:changed-region>
        <text:changed-region xml:id="ct158271344" text:id="ct158271344">
          <text:deletion>
            <office:change-info>
              <dc:creator>Ray Lischner</dc:creator>
              <dc:date>2013-11-09T11:32:00</dc:date>
            </office:change-info>
            <text:p text:style-name="P1">; the first argument specifies a mask of bits to set within the field</text:p>
          </text:deletion>
        </text:changed-region>
        <text:changed-region xml:id="ct165138464" text:id="ct165138464">
          <text:insertion>
            <office:change-info>
              <dc:creator>Ray Lischner</dc:creator>
              <dc:date>2013-11-09T11:33:00</dc:date>
            </office:change-info>
          </text:insertion>
        </text:changed-region>
        <text:changed-region xml:id="ct159447200" text:id="ct159447200">
          <text:insertion>
            <office:change-info>
              <dc:creator>Ray Lischner</dc:creator>
              <dc:date>2013-11-09T11:33:00</dc:date>
            </office:change-info>
          </text:insertion>
        </text:changed-region>
        <text:changed-region xml:id="ct164118480" text:id="ct164118480">
          <text:insertion>
            <office:change-info>
              <dc:creator>Ray Lischner</dc:creator>
              <dc:date>2013-11-09T11:33:00</dc:date>
            </office:change-info>
          </text:insertion>
        </text:changed-region>
        <text:changed-region xml:id="ct162862976" text:id="ct162862976">
          <text:insertion>
            <office:change-info>
              <dc:creator>Ray Lischner</dc:creator>
              <dc:date>2013-11-09T11:33:00</dc:date>
            </office:change-info>
          </text:insertion>
        </text:changed-region>
        <text:changed-region xml:id="ct164554384" text:id="ct164554384">
          <text:insertion>
            <office:change-info>
              <dc:creator>Ray Lischner</dc:creator>
              <dc:date>2013-11-09T11:33:00</dc:date>
            </office:change-info>
          </text:insertion>
        </text:changed-region>
        <text:changed-region xml:id="ct162847296" text:id="ct162847296">
          <text:insertion>
            <office:change-info>
              <dc:creator>Ray Lischner</dc:creator>
              <dc:date>2013-11-09T11:33:00</dc:date>
            </office:change-info>
          </text:insertion>
        </text:changed-region>
        <text:changed-region xml:id="ct162435760" text:id="ct162435760">
          <text:insertion>
            <office:change-info>
              <dc:creator>Ray Lischner</dc:creator>
              <dc:date>2013-11-09T11:33:00</dc:date>
            </office:change-info>
          </text:insertion>
        </text:changed-region>
        <text:changed-region xml:id="ct169085824" text:id="ct169085824">
          <text:insertion>
            <office:change-info>
              <dc:creator>Ray Lischner</dc:creator>
              <dc:date>2013-11-09T11:33:00</dc:date>
            </office:change-info>
          </text:insertion>
        </text:changed-region>
        <text:changed-region xml:id="ct168751712" text:id="ct168751712">
          <text:insertion>
            <office:change-info>
              <dc:creator>Ray Lischner</dc:creator>
              <dc:date>2013-11-09T11:33:00</dc:date>
            </office:change-info>
          </text:insertion>
        </text:changed-region>
        <text:changed-region xml:id="ct161249968" text:id="ct161249968">
          <text:insertion>
            <office:change-info>
              <dc:creator>Ray Lischner</dc:creator>
              <dc:date>2013-11-09T11:33:00</dc:date>
            </office:change-info>
          </text:insertion>
        </text:changed-region>
        <text:changed-region xml:id="ct166548112" text:id="ct166548112">
          <text:insertion>
            <office:change-info>
              <dc:creator>Ray Lischner</dc:creator>
              <dc:date>2013-11-09T11:33:00</dc:date>
            </office:change-info>
          </text:insertion>
        </text:changed-region>
        <text:changed-region xml:id="ct164751024" text:id="ct164751024">
          <text:insertion>
            <office:change-info>
              <dc:creator>Ray Lischner</dc:creator>
              <dc:date>2013-11-09T11:33:00</dc:date>
            </office:change-info>
          </text:insertion>
        </text:changed-region>
        <text:changed-region xml:id="ct164751328" text:id="ct164751328">
          <text:insertion>
            <office:change-info>
              <dc:creator>Ray Lischner</dc:creator>
              <dc:date>2013-11-09T11:33:00</dc:date>
            </office:change-info>
          </text:insertion>
        </text:changed-region>
        <text:changed-region xml:id="ct162554960" text:id="ct162554960">
          <text:insertion>
            <office:change-info>
              <dc:creator>Ray Lischner</dc:creator>
              <dc:date>2013-11-09T11:33:00</dc:date>
            </office:change-info>
          </text:insertion>
        </text:changed-region>
        <text:changed-region xml:id="ct162953408" text:id="ct162953408">
          <text:insertion>
            <office:change-info>
              <dc:creator>Ray Lischner</dc:creator>
              <dc:date>2013-11-09T11:33:00</dc:date>
            </office:change-info>
          </text:insertion>
        </text:changed-region>
        <text:changed-region xml:id="ct163196608" text:id="ct163196608">
          <text:insertion>
            <office:change-info>
              <dc:creator>Ray Lischner</dc:creator>
              <dc:date>2013-11-09T11:33:00</dc:date>
            </office:change-info>
          </text:insertion>
        </text:changed-region>
        <text:changed-region xml:id="ct160871552" text:id="ct160871552">
          <text:insertion>
            <office:change-info>
              <dc:creator>Ray Lischner</dc:creator>
              <dc:date>2013-11-09T11:33:00</dc:date>
            </office:change-info>
          </text:insertion>
        </text:changed-region>
        <text:changed-region xml:id="ct162944288" text:id="ct162944288">
          <text:insertion>
            <office:change-info>
              <dc:creator>Ray Lischner</dc:creator>
              <dc:date>2013-11-09T11:34:00</dc:date>
            </office:change-info>
          </text:insertion>
        </text:changed-region>
        <text:changed-region xml:id="ct154603024" text:id="ct154603024">
          <text:insertion>
            <office:change-info>
              <dc:creator>Ray Lischner</dc:creator>
              <dc:date>2013-11-09T11:34:00</dc:date>
            </office:change-info>
          </text:insertion>
        </text:changed-region>
        <text:changed-region xml:id="ct157628112" text:id="ct157628112">
          <text:insertion>
            <office:change-info>
              <dc:creator>Ray Lischner</dc:creator>
              <dc:date>2013-11-09T11:34:00</dc:date>
            </office:change-info>
          </text:insertion>
        </text:changed-region>
        <text:changed-region xml:id="ct166241952" text:id="ct166241952">
          <text:insertion>
            <office:change-info>
              <dc:creator>Ray Lischner</dc:creator>
              <dc:date>2013-11-09T11:34:00</dc:date>
            </office:change-info>
          </text:insertion>
        </text:changed-region>
        <text:changed-region xml:id="ct176190640" text:id="ct176190640">
          <text:insertion>
            <office:change-info>
              <dc:creator>Ray Lischner</dc:creator>
              <dc:date>2013-11-09T11:34:00</dc:date>
            </office:change-info>
          </text:insertion>
        </text:changed-region>
        <text:changed-region xml:id="ct162943936" text:id="ct162943936">
          <text:insertion>
            <office:change-info>
              <dc:creator>Ray Lischner</dc:creator>
              <dc:date>2013-11-09T11:34:00</dc:date>
            </office:change-info>
          </text:insertion>
        </text:changed-region>
        <text:changed-region xml:id="ct163791200" text:id="ct163791200">
          <text:insertion>
            <office:change-info>
              <dc:creator>Ray Lischner</dc:creator>
              <dc:date>2013-11-09T11:34:00</dc:date>
            </office:change-info>
          </text:insertion>
        </text:changed-region>
        <text:changed-region xml:id="ct166547744" text:id="ct166547744">
          <text:insertion>
            <office:change-info>
              <dc:creator>Ray Lischner</dc:creator>
              <dc:date>2013-11-09T11:34:00</dc:date>
            </office:change-info>
          </text:insertion>
        </text:changed-region>
        <text:changed-region xml:id="ct144056128" text:id="ct144056128">
          <text:insertion>
            <office:change-info>
              <dc:creator>Ray Lischner</dc:creator>
              <dc:date>2013-11-09T11:34:00</dc:date>
            </office:change-info>
          </text:insertion>
        </text:changed-region>
        <text:changed-region xml:id="ct160079664" text:id="ct160079664">
          <text:insertion>
            <office:change-info>
              <dc:creator>Ray Lischner</dc:creator>
              <dc:date>2013-11-09T11:34:00</dc:date>
            </office:change-info>
          </text:insertion>
        </text:changed-region>
        <text:changed-region xml:id="ct159195808" text:id="ct159195808">
          <text:insertion>
            <office:change-info>
              <dc:creator>Ray Lischner</dc:creator>
              <dc:date>2013-11-09T11:34:00</dc:date>
            </office:change-info>
          </text:insertion>
        </text:changed-region>
        <text:changed-region xml:id="ct176711936" text:id="ct176711936">
          <text:insertion>
            <office:change-info>
              <dc:creator>Ray Lischner</dc:creator>
              <dc:date>2013-11-09T11:34:00</dc:date>
            </office:change-info>
          </text:insertion>
        </text:changed-region>
        <text:changed-region xml:id="ct163830544" text:id="ct163830544">
          <text:insertion>
            <office:change-info>
              <dc:creator>Ray Lischner</dc:creator>
              <dc:date>2013-11-09T11:34:00</dc:date>
            </office:change-info>
          </text:insertion>
        </text:changed-region>
        <text:changed-region xml:id="ct149245552" text:id="ct149245552">
          <text:insertion>
            <office:change-info>
              <dc:creator>Ray Lischner</dc:creator>
              <dc:date>2013-11-09T11:34:00</dc:date>
            </office:change-info>
          </text:insertion>
        </text:changed-region>
        <text:changed-region xml:id="ct160080144" text:id="ct160080144">
          <text:insertion>
            <office:change-info>
              <dc:creator>Ray Lischner</dc:creator>
              <dc:date>2013-11-09T11:34:00</dc:date>
            </office:change-info>
          </text:insertion>
        </text:changed-region>
        <text:changed-region xml:id="ct178097024" text:id="ct178097024">
          <text:insertion>
            <office:change-info>
              <dc:creator>Ray Lischner</dc:creator>
              <dc:date>2013-11-09T11:34:00</dc:date>
            </office:change-info>
          </text:insertion>
        </text:changed-region>
        <text:changed-region xml:id="ct163927376" text:id="ct163927376">
          <text:insertion>
            <office:change-info>
              <dc:creator>Ray Lischner</dc:creator>
              <dc:date>2013-11-09T11:34:00</dc:date>
            </office:change-info>
          </text:insertion>
        </text:changed-region>
        <text:changed-region xml:id="ct155917728" text:id="ct155917728">
          <text:insertion>
            <office:change-info>
              <dc:creator>Ray Lischner</dc:creator>
              <dc:date>2013-11-09T11:34:00</dc:date>
            </office:change-info>
          </text:insertion>
        </text:changed-region>
        <text:changed-region xml:id="ct157303344" text:id="ct157303344">
          <text:insertion>
            <office:change-info>
              <dc:creator>Ray Lischner</dc:creator>
              <dc:date>2013-11-09T11:34:00</dc:date>
            </office:change-info>
          </text:insertion>
        </text:changed-region>
        <text:changed-region xml:id="ct176359328" text:id="ct176359328">
          <text:insertion>
            <office:change-info>
              <dc:creator>Ray Lischner</dc:creator>
              <dc:date>2013-11-09T11:34:00</dc:date>
            </office:change-info>
          </text:insertion>
        </text:changed-region>
        <text:changed-region xml:id="ct173280096" text:id="ct173280096">
          <text:insertion>
            <office:change-info>
              <dc:creator>Ray Lischner</dc:creator>
              <dc:date>2013-11-09T11:34:00</dc:date>
            </office:change-info>
          </text:insertion>
        </text:changed-region>
        <text:changed-region xml:id="ct173280288" text:id="ct173280288">
          <text:insertion>
            <office:change-info>
              <dc:creator>Ray Lischner</dc:creator>
              <dc:date>2013-11-09T11:34:00</dc:date>
            </office:change-info>
          </text:insertion>
        </text:changed-region>
        <text:changed-region xml:id="ct161354016" text:id="ct161354016">
          <text:insertion>
            <office:change-info>
              <dc:creator>Ray Lischner</dc:creator>
              <dc:date>2013-11-09T11:41:00</dc:date>
            </office:change-info>
          </text:insertion>
        </text:changed-region>
        <text:changed-region xml:id="ct159830000" text:id="ct159830000">
          <text:insertion>
            <office:change-info>
              <dc:creator>Ray Lischner</dc:creator>
              <dc:date>2013-11-09T11:43:00</dc:date>
            </office:change-info>
          </text:insertion>
        </text:changed-region>
        <text:changed-region xml:id="ct157502032" text:id="ct157502032">
          <text:insertion>
            <office:change-info>
              <dc:creator>Ray Lischner</dc:creator>
              <dc:date>2013-11-09T11:43:00</dc:date>
            </office:change-info>
          </text:insertion>
        </text:changed-region>
        <text:changed-region xml:id="ct167957120" text:id="ct167957120">
          <text:insertion>
            <office:change-info>
              <dc:creator>Ray Lischner</dc:creator>
              <dc:date>2013-11-09T11:43:00</dc:date>
            </office:change-info>
          </text:insertion>
        </text:changed-region>
        <text:changed-region xml:id="ct158321184" text:id="ct158321184">
          <text:insertion>
            <office:change-info>
              <dc:creator>Ray Lischner</dc:creator>
              <dc:date>2013-11-09T11:44:00</dc:date>
            </office:change-info>
          </text:insertion>
        </text:changed-region>
        <text:changed-region xml:id="ct176345808" text:id="ct176345808">
          <text:insertion>
            <office:change-info>
              <dc:creator>Ray Lischner</dc:creator>
              <dc:date>2013-11-09T11:44:00</dc:date>
            </office:change-info>
          </text:insertion>
        </text:changed-region>
        <text:changed-region xml:id="ct161638080" text:id="ct161638080">
          <text:insertion>
            <office:change-info>
              <dc:creator>Ray Lischner</dc:creator>
              <dc:date>2013-11-09T11:44:00</dc:date>
            </office:change-info>
          </text:insertion>
        </text:changed-region>
        <text:changed-region xml:id="ct159505904" text:id="ct159505904">
          <text:deletion>
            <office:change-info>
              <dc:creator>Ray Lischner</dc:creator>
              <dc:date>2013-11-09T11:48:00</dc:date>
            </office:change-info>
            <text:p text:style-name="Text_20_body">
       <text:span text:style-name="T3">syntax for a static cast</text:span>
      </text:p>
          </text:deletion>
        </text:changed-region>
        <text:changed-region xml:id="ct158365344" text:id="ct158365344">
          <text:insertion>
            <office:change-info>
              <dc:creator>Ray Lischner</dc:creator>
              <dc:date>2013-11-09T11:48:00</dc:date>
            </office:change-info>
          </text:insertion>
        </text:changed-region>
        <text:changed-region xml:id="ct160136784" text:id="ct160136784">
          <text:insertion>
            <office:change-info>
              <dc:creator>Ray Lischner</dc:creator>
              <dc:date>2013-11-09T11:47:00</dc:date>
            </office:change-info>
          </text:insertion>
        </text:changed-region>
        <text:changed-region xml:id="ct162256752" text:id="ct162256752">
          <text:deletion>
            <office:change-info>
              <dc:creator>Ray Lischner</dc:creator>
              <dc:date>2013-11-09T11:48:00</dc:date>
            </office:change-info>
            <text:p text:style-name="Text_20_body">
       <text:span text:style-name="T3">This syntax makes the type cast look like a constructor call, pretending </text:span>
       <text:span text:style-name="Code_20_Inline">
        <text:span text:style-name="T3">std::size_t</text:span>
       </text:span>
       <text:span text:style-name="T3"> is a class. </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orking<text:span text:style-name="Comment_20_Reference"><text:span text:style-name="T16"><office:annotation><dc:creator>Fabio Claudio Ferracchiati</dc:creator><dc:date>2013-10-04T12:22:00</dc:date><text:p text:style-name="P18"><text:span text:style-name="T30">Very good chatper, everything is ok here.</text:span></text:p></office:annotation></text:span></text:span> with Bits</text:p>
      <text:p text:style-name="Body_20_Text_20_First"><text:span text:style-name="T18">T</text:span>his Exploration begins a series of Explorations that cover more advanced topics in the C++ type system. The series kicks off with an examination of how to work with individual bits. This Exploration begins with operators that manipulate integers at the bit level then introduces bitfields—a completely different way of working with bits. The final topic is the <text:span text:style-name="Code_20_Inline">bitset</text:span> class template, which lets you work with bitsets of any size.</text:p>
      <text:h text:style-name="Heading_20_1" text:outline-level="1">Integer As a Set of Bits</text:h>
      <text:p text:style-name="Body_20_Text_20_First">A common idiom in computer programming is to treat an integer as a bitmask. The bits can represent a set of small integers, such that a value <text:span text:style-name="Emphasis"><text:span text:style-name="T19">n</text:span></text:span> is a member of the set if the bit at position <text:span text:style-name="Emphasis"><text:span text:style-name="T19">n</text:span></text:span> is one; <text:span text:style-name="Emphasis"><text:span text:style-name="T19">n</text:span></text:span> is not in the set if the corresponding bit is zero. An empty set has the numeric value zero because all bits are zero. To better understand how this works, consider the I/O stream formatting flags (introduced in Exploration 39).</text:p>
      <text:p text:style-name="Text_20_body">
    <text:span text:style-name="T3">Typically, you use manipulators to set and clear flags. For example, Exploration 17 introduced the </text:span>
    <text:span text:style-name="Code_20_Inline">
     <text:span text:style-name="T3">skipws</text:span>
    </text:span>
    <text:span text:style-name="T3"> and </text:span>
    <text:span text:style-name="Code_20_Inline">
     <text:span text:style-name="T3">noskipws</text:span>
    </text:span>
    <text:span text:style-name="T3"> manipulators. These manipulators set and clear the </text:span>
    <text:span text:style-name="Code_20_Inline">
     <text:span text:style-name="T3">std::ios_base::skipws</text:span>
    </text:span>
    <text:span text:style-name="T3"> flag by calling the </text:span>
    <text:span text:style-name="Code_20_Inline">
     <text:span text:style-name="T3">setf</text:span>
    </text:span>
    <text:span text:style-name="T3"> and </text:span>
    <text:span text:style-name="Code_20_Inline">
     <text:span text:style-name="T3">unsetf</text:span>
    </text:span>
    <text:span text:style-name="T3"> member functions. In other words, the following statement</text:span>
   </text:p>
      <text:p text:style-name="Code">std::cin &gt;&gt; std::noskipws &gt;&gt; read &gt;&gt; std::skipws;</text:p>
      <text:p text:style-name="P8">is exactly equivalent to</text:p>
      <text:p text:style-name="Code">std::cin.unsetf(std::ios_base::skipws);</text:p>
      <text:p text:style-name="Code">std::cin &gt;&gt; read;</text:p>
      <text:p text:style-name="Code">std::cin.setf(std::ios_base::skipws);</text:p>
      <text:p text:style-name="Text_20_body">
    <text:span text:style-name="T3">Other formatting flags include </text:span>
    <text:span text:style-name="Code_20_Inline">
     <text:span text:style-name="T3">boolalpha</text:span>
    </text:span>
    <text:span text:style-name="T3"> (introduced in Exploration 1</text:span>
    <text:change-start text:change-id="ct178494256"/>
    <text:span text:style-name="T1">2</text:span>
    <text:change-end text:change-id="ct178494256"/>
    <text:change text:change-id="ct153916880"/>
    <text:span text:style-name="T3">), </text:span>
    <text:span text:style-name="Code_20_Inline">
     <text:span text:style-name="T3">showbase</text:span>
    </text:span>
    <text:span text:style-name="T3"> (Exploration 54), </text:span>
    <text:span text:style-name="Code_20_Inline">
     <text:span text:style-name="T3">showpoint</text:span>
    </text:span>
    <text:span text:style-name="T3"> (display a decimal point even when it would otherwise be suppressed), and </text:span>
    <text:span text:style-name="Code_20_Inline">
     <text:span text:style-name="T3">showpos</text:span>
    </text:span>
    <text:span text:style-name="T3"> (show a plus sign for positive numbers). Consult a C++ reference to learn about the remaining formatting flags.</text:span>
   </text:p>
      <text:p text:style-name="Text_20_body">
    <text:span text:style-name="T3">A simple implementation of the formatting flags is to store the flags in an </text:span>
    <text:span text:style-name="Code_20_Inline">
     <text:span text:style-name="T3">int</text:span>
    </text:span>
    <text:span text:style-name="T3">, and assign a specific bit position to each flag. A common way to write flags that you define in this manner is to use hexadecimal notation, as shown in Listing 64-1. Write a hexadecimal integer literal with </text:span>
    <text:span text:style-name="Code_20_Inline">
     <text:span text:style-name="T3">0x</text:span>
    </text:span>
    <text:span text:style-name="T3"> or </text:span>
    <text:span text:style-name="Code_20_Inline">
     <text:span text:style-name="T3">0X</text:span>
    </text:span>
    <text:span text:style-name="T3">, followed by the base 16 value. Letters </text:span>
    <text:span text:style-name="Code_20_Inline">
     <text:span text:style-name="T3">A</text:span>
    </text:span>
    <text:span text:style-name="T3"> through </text:span>
    <text:span text:style-name="Code_20_Inline">
     <text:span text:style-name="T3">F</text:span>
    </text:span>
    <text:span text:style-name="T3"> in upper- or lowercase represent 10 through 15. (The C++ standard does not </text:span>
    <text:soft-page-break/>
    <text:span text:style-name="T3">mandate any particular implementation of the formatting flags. Your library probably implements the formatting flags differently.)</text:span>
   </text:p>
      <text:p text:style-name="Code_20_Caption"><text:span text:style-name="T20">Listing 64-1.</text:span> An Initial Definition of Formatting Flags</text:p>
      <text:p text:style-name="Code">typedef int fmtflags;</text:p>
      <text:p text:style-name="Code">fmtflags const showbase <text:s/>= 0x01;</text:p>
      <text:p text:style-name="Code">fmtflags const boolalpha = 0x02;</text:p>
      <text:p text:style-name="Code">fmtflags const skipws <text:s text:c="3"/>= 0x04;</text:p>
      <text:p text:style-name="Code">fmtflags const showpoint = 0x08;</text:p>
      <text:p text:style-name="Code">fmtflags const showpos <text:s text:c="2"/>= 0x10;</text:p>
      <text:p text:style-name="Code">// etc. for other flags...</text:p>
      <text:p text:style-name="Text_20_body">
    <text:span text:style-name="T3">The next step is to write the </text:span>
    <text:span text:style-name="Code_20_Inline">
     <text:span text:style-name="T3">setf</text:span>
    </text:span>
    <text:span text:style-name="T3"> and </text:span>
    <text:span text:style-name="Code_20_Inline">
     <text:span text:style-name="T3">unsetf</text:span>
    </text:span>
    <text:span text:style-name="T3"> functions. The former function sets specific bits in a </text:span>
    <text:span text:style-name="Code_20_Inline">
     <text:span text:style-name="T3">flags_</text:span>
    </text:span>
    <text:span text:style-name="T3"> data member (of the </text:span>
    <text:span text:style-name="Code_20_Inline">
     <text:span text:style-name="T3">std::ios_base</text:span>
    </text:span>
    <text:span text:style-name="T3"> class), and the latter clears bits. To set and clear bits, C++ provides some operators that manipulate individual bits in an integer. Collectively, they are called the </text:span>
    <text:span text:style-name="Emphasis">
     <text:span text:style-name="T11">bitwise</text:span>
    </text:span>
    <text:span text:style-name="T3"> operators.</text:span>
   </text:p>
      <text:p text:style-name="Text_20_body">
    <text:span text:style-name="T3">The bitwise operators perform the usual arithmetic promotions and conversions (Exploration 2</text:span>
    <text:change-start text:change-id="ct165994800"/>
    <text:span text:style-name="T2">5</text:span>
    <text:change-end text:change-id="ct165994800"/>
    <text:change text:change-id="ct165994992"/>
    <text:span text:style-name="T3">). The operators then perform their operation on successive bits in their arguments. The </text:span>
    <text:span text:style-name="Code_20_Inline">
     <text:span text:style-name="T3">&amp;</text:span>
    </text:span>
    <text:span text:style-name="T3"> operator implements bitwise </text:span>
    <text:span text:style-name="Emphasis">
     <text:span text:style-name="T11">and</text:span>
    </text:span>
    <text:span text:style-name="T3">, the </text:span>
    <text:span text:style-name="Code_20_Inline">
     <text:span text:style-name="T3">|</text:span>
    </text:span>
    <text:span text:style-name="T3"> operator implements bitwise inclusive </text:span>
    <text:span text:style-name="Emphasis">
     <text:span text:style-name="T11">or</text:span>
    </text:span>
    <text:span text:style-name="T3">; and the </text:span>
    <text:span text:style-name="Code_20_Inline">
     <text:span text:style-name="T3">~</text:span>
    </text:span>
    <text:span text:style-name="T3"> operator is a unary operator to perform bitwise complement. Figure 64-1 illustrates the bitwise nature of these operators (using </text:span>
    <text:span text:style-name="Code_20_Inline">
     <text:span text:style-name="T3">&amp;</text:span>
    </text:span>
    <text:span text:style-name="T3"> as an example).</text:span>
   </text:p>
      <text:p text:style-name="P11">
    <draw:frame draw:style-name="fr1" draw:name="Picture 1" text:anchor-type="as-char" svg:y="0in" svg:width="4.5398in" svg:height="2.2028in" draw:z-index="1">
     <draw:image xlink:href="Pictures/2000000900004FDF0000269088F3D76C.wmf" xlink:type="simple" xlink:show="embed" xlink:actuate="onLoad"/>
    </draw:frame>
   </text:p>
      <text:p text:style-name="P11"/>
      <text:p text:style-name="Figure_20_Caption">Figure 64-1. How the <text:span text:style-name="Code_20_Inline"><text:span text:style-name="T21">&amp;</text:span></text:span> (bitwise and) operator works</text:p>
      <text:p text:style-name="P10">Operator Abuse</text:p>
      <text:p text:style-name="Side_20_Bar_20_Last">It may seem strange to you (it certainly does to me) that C++ uses the same operator to obtain the address of an object and to perform bitwise <text:span text:style-name="Emphasis"><text:span text:style-name="T22">and</text:span></text:span>. There are only so many characters to go around. The logical <text:span text:style-name="Emphasis"><text:span text:style-name="T22">and</text:span></text:span> operator is used for rvalue references. The asterisk does double duty for multiplication and dereferencing a pointer or iterator. The <text:soft-page-break/>difference is whether the operator is unary (one operand) or binary (two operands). So there is no ambiguity, just unusual syntax. Later in this Exploration, you will learn that the I/O operators are repurposed shift operators. But don’t worry, you will get used to it. Eventually.</text:p>
      <text:p text:style-name="Text_20_body">
    <text:span text:style-name="Strong_20_Emphasis">
     <text:span text:style-name="T23">Implement the </text:span>
    </text:span>
    <text:span text:style-name="Strong_20_Emphasis">
     <text:span text:style-name="T24">setf</text:span>
    </text:span>
    <text:span text:style-name="Strong_20_Emphasis">
     <text:span text:style-name="T23"> function.</text:span>
    </text:span>
    <text:span text:style-name="T3"> This function takes a single </text:span>
    <text:span text:style-name="Code_20_Inline">
     <text:span text:style-name="T3">fmtflags</text:span>
    </text:span>
    <text:span text:style-name="T3"> argument and sets the specified flags in the </text:span>
    <text:span text:style-name="Code_20_Inline">
     <text:span text:style-name="T3">flags_</text:span>
    </text:span>
    <text:span text:style-name="T3"> data member. Listing 64-2 shows a simple solution.</text:span>
   </text:p>
      <text:p text:style-name="Code_20_Caption"><text:span text:style-name="T20">Listing 64-2.</text:span> A Simple Implementation of the <text:span text:style-name="Code_20_Inline"><text:span text:style-name="T21">setf</text:span></text:span> Member Function</text:p>
      <text:p text:style-name="Code">void setf(fmtflags f)</text:p>
      <text:p text:style-name="Code">{</text:p>
      <text:p text:style-name="Code"><text:span text:style-name="T25"><text:s text:c="3"/></text:span>flags_ = flags_ | f;</text:p>
      <text:p text:style-name="Code">}</text:p>
      <text:p text:style-name="Text_20_body">
    <text:span text:style-name="T3">The </text:span>
    <text:span text:style-name="Code_20_Inline">
     <text:span text:style-name="T3">unsetf</text:span>
    </text:span>
    <text:span text:style-name="T3"> function is slightly more complicated. It must clear flags, which means setting the corresponding bits to zero. In other words, the argument specifies a bitmask in which each 1 bit means to clear (set to 0) the bit in </text:span>
    <text:span text:style-name="Code_20_Inline">
     <text:span text:style-name="T3">flags_</text:span>
    </text:span>
    <text:span text:style-name="T3">. </text:span>
    <text:span text:style-name="Strong_20_Emphasis">
     <text:span text:style-name="T23">Write the </text:span>
    </text:span>
    <text:span text:style-name="Strong_20_Emphasis">
     <text:span text:style-name="T24">unsetf</text:span>
    </text:span>
    <text:span text:style-name="Strong_20_Emphasis">
     <text:span text:style-name="T23"> function.</text:span>
    </text:span>
    <text:span text:style-name="T3"> Compare your solution with Listing 64-3.</text:span>
   </text:p>
      <text:p text:style-name="Code_20_Caption"><text:span text:style-name="T20">Listing 64-3.</text:span> A Simple Implementation of the <text:span text:style-name="Code_20_Inline"><text:span text:style-name="T21">unsetf</text:span></text:span> Member Function</text:p>
      <text:p text:style-name="Code">void unsetf(fmtflags f)</text:p>
      <text:p text:style-name="Code">{</text:p>
      <text:p text:style-name="Code"><text:span text:style-name="T25"><text:s text:c="3"/></text:span>flags_ = flags_ &amp; ~f;</text:p>
      <text:p text:style-name="Code">}</text:p>
      <text:p text:style-name="P8">Recall from Exploration 46 that various assignment operators combine an arithmetic operator with assignment. Assignment operators also exist for the bitwise functions, so you can write these functions even more succinctly, as shown in Listing 64-4.</text:p>
      <text:p text:style-name="Code_20_Caption"><text:span text:style-name="T20">Listing 64-4.</text:span> Using Assignment Operators in the Flags Functions</text:p>
      <text:p text:style-name="Code">void setf(fmtflags f)</text:p>
      <text:p text:style-name="Code">{</text:p>
      <text:p text:style-name="Code"><text:span text:style-name="T25"><text:s text:c="3"/></text:span>flags_ |= f;</text:p>
      <text:p text:style-name="Code">}</text:p>
      <text:p text:style-name="Code"/>
      <text:p text:style-name="Code">void unsetf(fmtflags f)</text:p>
      <text:p text:style-name="Code">{</text:p>
      <text:p text:style-name="Code"><text:span text:style-name="T25"><text:s text:c="3"/></text:span>flags_ &amp;= ~f;</text:p>
      <text:p text:style-name="Code">}</text:p>
      <text:p text:style-name="Text_20_body">
    <text:span text:style-name="T3">Recall from Exploration 56 that the </text:span>
    <text:span text:style-name="Code_20_Inline">
     <text:span text:style-name="T3">|</text:span>
    </text:span>
    <text:span text:style-name="T3"> operator combines I/O mode flags. Now you know that the flags are bits, and the I/O mode is a bitmask. Should the need arise, you can use any of the bitwise operators on I/O modes.</text:span>
   </text:p>
      <text:h text:style-name="Heading_20_1" text:outline-level="1"><text:soft-page-break/>Bit Masks</text:h>
      <text:p text:style-name="P1">Not all the flags are individual bits. The alignment flags, for example, can be <text:span text:style-name="Code_20_Inline">left</text:span>, <text:span text:style-name="Code_20_Inline">right</text:span>, or <text:span text:style-name="Code_20_Inline">internal</text:span>. The floating-point style can be <text:span text:style-name="Code_20_Inline">fixed</text:span>, <text:span text:style-name="Code_20_Inline">scientific</text:span>, <text:span text:style-name="Code_20_Inline">hexfloat</text:span>, or general. To represent three or four values, you need two bits. For these situations, C++ has a two-argument form of the <text:span text:style-name="Code_20_Inline">setf</text:span> function.<text:change text:change-id="ct163158480"/> The <text:change-start text:change-id="ct163441776"/>first argument specifies a mask of bits to set within the field, <text:span text:style-name="T28">and the </text:span><text:change-end text:change-id="ct163441776"/>second argument specifies a mask of which bits to affect<text:change text:change-id="ct158271344"/>.</text:p>
      <text:p text:style-name="Text_20_body">
    <text:span text:style-name="T3">Using the same bitwise operators, you can define </text:span>
    <text:span text:style-name="Code_20_Inline">
     <text:span text:style-name="T3">adjustfield</text:span>
    </text:span>
    <text:span text:style-name="T3"> as a two-bit wide bitmask, for instance, </text:span>
    <text:span text:style-name="Code_20_Inline">
     <text:span text:style-name="T3">0x300</text:span>
    </text:span>
    <text:span text:style-name="T3">. If both bits are clear, that could mean left-adjustment; one bit set means right-adjustment; the other bit could mean “internal” alignment (align after a sign or </text:span>
    <text:span text:style-name="Code_20_Inline">
     <text:span text:style-name="T3">0x</text:span>
    </text:span>
    <text:span text:style-name="T3"> in a hexadecimal value). That leaves one more possible value (both bits set), but the standard library defines only three different alignment values.</text:span>
   </text:p>
      <text:p text:style-name="Text_20_body">
    <text:span text:style-name="T3">Listing 64-5 shows one possible implementation of the </text:span>
    <text:span text:style-name="Code_20_Inline">
     <text:span text:style-name="T3">adjustfield</text:span>
    </text:span>
    <text:span text:style-name="T3"> and </text:span>
    <text:span text:style-name="Code_20_Inline">
     <text:span text:style-name="T3">floatfield</text:span>
    </text:span>
    <text:span text:style-name="T3"> masks and their associated values.</text:span>
   </text:p>
      <text:p text:style-name="Code_20_Caption"><text:span text:style-name="T20">Listing 64-5.</text:span> Declarations for Formatting Fields</text:p>
      <text:p text:style-name="P12">fmtflags <text:change-start text:change-id="ct165138464"/><text:span text:style-name="T28">static </text:span><text:change-end text:change-id="ct165138464"/>const<text:change-start text:change-id="ct159447200"/><text:span text:style-name="T28">expr</text:span><text:change-end text:change-id="ct159447200"/> adjustfield = 0x300;</text:p>
      <text:p text:style-name="P12">fmtflags <text:change-start text:change-id="ct164118480"/><text:span text:style-name="T28">static </text:span><text:change-end text:change-id="ct164118480"/>const<text:change-start text:change-id="ct162862976"/><text:span text:style-name="T28">expr</text:span><text:change-end text:change-id="ct162862976"/> left <text:s text:c="7"/>= 0x000;</text:p>
      <text:p text:style-name="P12">fmtflags <text:change-start text:change-id="ct164554384"/><text:span text:style-name="T28">static </text:span><text:change-end text:change-id="ct164554384"/>const<text:change-start text:change-id="ct162847296"/><text:span text:style-name="T28">expr</text:span><text:change-end text:change-id="ct162847296"/> right <text:s text:c="6"/>= 0x100;</text:p>
      <text:p text:style-name="P12">fmtflags <text:change-start text:change-id="ct162435760"/><text:span text:style-name="T28">static </text:span><text:change-end text:change-id="ct162435760"/>const<text:change-start text:change-id="ct169085824"/><text:span text:style-name="T28">expr</text:span><text:change-end text:change-id="ct169085824"/> internal <text:s text:c="3"/>= 0x200;</text:p>
      <text:p text:style-name="P12">fmtflags <text:change-start text:change-id="ct168751712"/><text:span text:style-name="T28">static </text:span><text:change-end text:change-id="ct168751712"/>const<text:change-start text:change-id="ct161249968"/><text:span text:style-name="T28">expr</text:span><text:change-end text:change-id="ct161249968"/> floatfield <text:s/>= 0xC00;</text:p>
      <text:p text:style-name="P12">fmtflags <text:change-start text:change-id="ct166548112"/><text:span text:style-name="T28">static </text:span><text:change-end text:change-id="ct166548112"/>const<text:change-start text:change-id="ct164751024"/><text:span text:style-name="T28">expr</text:span><text:change-end text:change-id="ct164751024"/> scientific <text:s/>= 0x400;</text:p>
      <text:p text:style-name="P12">fmtflags <text:change-start text:change-id="ct164751328"/><text:span text:style-name="T28">static </text:span><text:change-end text:change-id="ct164751328"/>const<text:change-start text:change-id="ct162554960"/><text:span text:style-name="T28">expr</text:span><text:change-end text:change-id="ct162554960"/> fixed <text:s text:c="6"/>= 0x800;</text:p>
      <text:p text:style-name="P12">fmtflags <text:change-start text:change-id="ct162953408"/><text:span text:style-name="T28">static </text:span><text:change-end text:change-id="ct162953408"/>const<text:change-start text:change-id="ct163196608"/><text:span text:style-name="T28">expr</text:span><text:change-end text:change-id="ct163196608"/> hexfloat <text:s text:c="3"/>=<text:change-start text:change-id="ct160871552"/> <text:change-end text:change-id="ct160871552"/>0xC00;</text:p>
      <text:p text:style-name="Code">// general does not have a name; its value is zero</text:p>
      <text:p text:style-name="Text_20_body">
    <text:span text:style-name="T3">Thus, to set the alignment to </text:span>
    <text:span text:style-name="Code_20_Inline">
     <text:span text:style-name="T3">right</text:span>
    </text:span>
    <text:span text:style-name="T3">, one calls </text:span>
    <text:span text:style-name="Code_20_Inline">
     <text:span text:style-name="T3">setf(right,</text:span>
    </text:span>
    <text:span text:style-name="T3"> </text:span>
    <text:span text:style-name="Code_20_Inline">
     <text:span text:style-name="T3">adjustfield)</text:span>
    </text:span>
    <text:span text:style-name="T3">. </text:span>
    <text:span text:style-name="Strong_20_Emphasis">
     <text:span text:style-name="T23">Write the two-argument form of the </text:span>
    </text:span>
    <text:span text:style-name="Strong_20_Emphasis">
     <text:span text:style-name="T24">setf</text:span>
    </text:span>
    <text:span text:style-name="Strong_20_Emphasis">
     <text:span text:style-name="T23"> function.</text:span>
    </text:span>
    <text:span text:style-name="T3"> Compare your solution with Listing 64-6.</text:span>
   </text:p>
      <text:p text:style-name="Code_20_Caption"><text:span text:style-name="T20">Listing 64-6.</text:span> Two-Argument Form of the <text:span text:style-name="Code_20_Inline"><text:span text:style-name="T21">setf</text:span></text:span> Function</text:p>
      <text:p text:style-name="Code">void setf(fmtflags flags_to_set, fmtflags field)</text:p>
      <text:p text:style-name="Code">{</text:p>
      <text:p text:style-name="Code"><text:span text:style-name="T25"><text:s text:c="3"/></text:span>flags_ &amp;= ~field;</text:p>
      <text:p text:style-name="Code"><text:span text:style-name="T25"><text:s text:c="3"/></text:span>flags_ |= flags_to_set;</text:p>
      <text:p text:style-name="Code">}</text:p>
      <text:p text:style-name="P8">One difficulty with defining bitfields in this fashion is that the numeric values can be hard to read unless you’ve spent a lot of time working with hexadecimal values. Another solution is to use more familiar integers for all flags and fields, and let the computer do the hard work by shifting those values into the correct positions.</text:p>
      <text:h text:style-name="Heading_20_1" text:outline-level="1"><text:soft-page-break/>Shifting Bits</text:h>
      <text:p text:style-name="Body_20_Text_20_First">Listing 64-7 shows another way to define the formatting fields. They represent the exact same values as shown in Listing 64-1, but they are a little easier to proofread.</text:p>
      <text:p text:style-name="Code_20_Caption"><text:span text:style-name="T20">Listing 64-7.</text:span> Using Shift Operators to Define the Formatting Fields</text:p>
      <text:p text:style-name="P12">int <text:change-start text:change-id="ct162944288"/><text:span text:style-name="T28">static </text:span>const<text:span text:style-name="T28">expr</text:span> <text:change-end text:change-id="ct162944288"/>boolalpha_pos = 0;</text:p>
      <text:p text:style-name="P12">int <text:change-start text:change-id="ct154603024"/><text:span text:style-name="T28">static </text:span>const<text:span text:style-name="T28">expr</text:span> <text:change-end text:change-id="ct154603024"/>showbase_pos <text:s/>= 1;</text:p>
      <text:p text:style-name="P12">int <text:change-start text:change-id="ct157628112"/><text:span text:style-name="T28">static </text:span>const<text:span text:style-name="T28">expr</text:span> <text:change-end text:change-id="ct157628112"/>showpoint_pos = 2;</text:p>
      <text:p text:style-name="P12">int <text:change-start text:change-id="ct166241952"/><text:span text:style-name="T28">static </text:span>const<text:span text:style-name="T28">expr</text:span> <text:change-end text:change-id="ct166241952"/>showpos_pos <text:s text:c="2"/>= 3;</text:p>
      <text:p text:style-name="P12">int <text:change-start text:change-id="ct176190640"/><text:span text:style-name="T28">static </text:span>const<text:span text:style-name="T28">expr</text:span> <text:change-end text:change-id="ct176190640"/>skipws_pos <text:s text:c="3"/>= 4;</text:p>
      <text:p text:style-name="P12">int <text:change-start text:change-id="ct162943936"/><text:span text:style-name="T28">static </text:span>const<text:span text:style-name="T28">expr</text:span> <text:change-end text:change-id="ct162943936"/>adjust_pos <text:s text:c="3"/>= 5;</text:p>
      <text:p text:style-name="P12">int <text:change-start text:change-id="ct163791200"/><text:span text:style-name="T28">static </text:span>const<text:span text:style-name="T28">expr</text:span> <text:change-end text:change-id="ct163791200"/>adjust_size <text:s text:c="2"/>= 2;</text:p>
      <text:p text:style-name="P12">int <text:change-start text:change-id="ct166547744"/><text:span text:style-name="T28">static </text:span>const<text:span text:style-name="T28">expr</text:span> <text:change-end text:change-id="ct166547744"/>float_pos <text:s text:c="4"/>= 7;</text:p>
      <text:p text:style-name="P12">int <text:change-start text:change-id="ct144056128"/><text:span text:style-name="T28">static </text:span>const<text:span text:style-name="T28">expr</text:span> <text:change-end text:change-id="ct144056128"/>float_size <text:s text:c="3"/>= 2;</text:p>
      <text:p text:style-name="Code"/>
      <text:p text:style-name="P12">fmtflags <text:change-start text:change-id="ct160079664"/><text:span text:style-name="T28">static </text:span>const<text:span text:style-name="T28">expr</text:span> <text:change-end text:change-id="ct160079664"/>boolalpha <text:s text:c="2"/>= 1 &lt;&lt; boolalpha_pos;</text:p>
      <text:p text:style-name="P12">fmtflags <text:change-start text:change-id="ct159195808"/><text:span text:style-name="T28">static </text:span>const<text:span text:style-name="T28">expr</text:span> <text:change-end text:change-id="ct159195808"/>showbase <text:s text:c="3"/>= 1 &lt;&lt; showbase_pos;</text:p>
      <text:p text:style-name="P12">fmtflags <text:change-start text:change-id="ct176711936"/><text:span text:style-name="T28">static </text:span>const<text:span text:style-name="T28">expr</text:span> <text:change-end text:change-id="ct176711936"/>showpos <text:s text:c="4"/>= 1 &lt;&lt; showpos_pos;</text:p>
      <text:p text:style-name="P12">fmtflags <text:change-start text:change-id="ct163830544"/><text:span text:style-name="T28">static </text:span>const<text:span text:style-name="T28">expr</text:span> <text:change-end text:change-id="ct163830544"/>showpoint <text:s text:c="2"/>= 1 &lt;&lt; showpoint_pos;</text:p>
      <text:p text:style-name="P12">fmtflags <text:change-start text:change-id="ct149245552"/><text:span text:style-name="T28">static </text:span>const<text:span text:style-name="T28">expr</text:span> <text:change-end text:change-id="ct149245552"/>skipws <text:s text:c="5"/>= 1 &lt;&lt; showpoint_pos;</text:p>
      <text:p text:style-name="P12">fmtflags <text:change-start text:change-id="ct160080144"/><text:span text:style-name="T28">static </text:span>const<text:span text:style-name="T28">expr</text:span> <text:change-end text:change-id="ct160080144"/>adjustfield = 3 &lt;&lt; adjust_pos;</text:p>
      <text:p text:style-name="P12">fmtflags <text:change-start text:change-id="ct178097024"/><text:span text:style-name="T28">static </text:span>const<text:span text:style-name="T28">expr</text:span> <text:change-end text:change-id="ct178097024"/>floatfield <text:s/>= 3 &lt;&lt; float_pos;</text:p>
      <text:p text:style-name="Code"/>
      <text:p text:style-name="P12">fmtflags <text:change-start text:change-id="ct163927376"/><text:span text:style-name="T28">static </text:span>const<text:span text:style-name="T28">expr</text:span> <text:change-end text:change-id="ct163927376"/>left <text:s text:c="4"/>= 0 &lt;&lt; adjust_pos;</text:p>
      <text:p text:style-name="P12">fmtflags <text:change-start text:change-id="ct155917728"/><text:span text:style-name="T28">static </text:span>const<text:span text:style-name="T28">expr</text:span> <text:change-end text:change-id="ct155917728"/>right <text:s text:c="3"/>= 1 &lt;&lt; adjust_pos;</text:p>
      <text:p text:style-name="P12">fmtflags <text:change-start text:change-id="ct157303344"/><text:span text:style-name="T28">static </text:span>const<text:span text:style-name="T28">expr</text:span> <text:change-end text:change-id="ct157303344"/>internal = 2 &lt;&lt; adjust_pos;</text:p>
      <text:p text:style-name="Code"/>
      <text:p text:style-name="P12">fmtflags <text:change-start text:change-id="ct176359328"/><text:span text:style-name="T28">static </text:span>const<text:span text:style-name="T28">expr</text:span> <text:change-end text:change-id="ct176359328"/>fixed <text:s text:c="5"/>= 1 &lt;&lt; float_pos;</text:p>
      <text:p text:style-name="P12">fmtflags <text:change-start text:change-id="ct173280096"/><text:span text:style-name="T28">static </text:span>const<text:span text:style-name="T28">expr</text:span> <text:change-end text:change-id="ct173280096"/>scientific = 2 &lt;&lt; float_pos;</text:p>
      <text:p text:style-name="P12">fmtflags <text:change-start text:change-id="ct173280288"/><text:span text:style-name="T28">static </text:span>const<text:span text:style-name="T28">expr</text:span> <text:change-end text:change-id="ct173280288"/>hexfloat = 3 &lt;&lt; float_pos;</text:p>
      <text:p text:style-name="Text_20_body">
    <text:span text:style-name="T3">The </text:span>
    <text:span text:style-name="Code_20_Inline">
     <text:span text:style-name="T3">&lt;&lt;</text:span>
    </text:span>
    <text:span text:style-name="T3"> operator (which looks just like the output operator) is the left-shift operator. It shifts its left-hand operator (which must be an integer) by the number of bit positions specified by the right-hand operator (also an integer). Vacated bits are filled with zero.</text:span>
   </text:p>
      <text:p text:style-name="Code">1 &lt;&lt; 2 == 4</text:p>
      <text:p text:style-name="Code">10 &lt;&lt; 3 == 80</text:p>
      <text:p text:style-name="P8">Although this style is more verbose, you can clearly see that the bits are defined with adjacent values. You can also easily see the size of multi-bit masks. If you need to add a new flag, you can do so without the need to recompute any other fields or flags.</text:p>
      <text:p text:style-name="Text_20_body">
    <text:span text:style-name="Strong_20_Emphasis">
     <text:span text:style-name="T23">What is the C++ right-shift operator?</text:span>
    </text:span>
    <text:span text:style-name="T3"> ________________ That’s right: </text:span>
    <text:span text:style-name="Code_20_Inline">
     <text:span text:style-name="T3">&gt;&gt;</text:span>
    </text:span>
    <text:span text:style-name="T3">, which is also the input operator.</text:span>
   </text:p>
      <text:p text:style-name="Text_20_body">
    <text:span text:style-name="T3">If the right-hand operand is negative, that reverses the direction of the shift. That is, a left shift by a negative amount is the same as right-shifting by a positive amount, and </text:span>
    <text:span text:style-name="Emphasis">
     <text:span text:style-name="T3">vice versa</text:span>
    </text:span>
    <text:span text:style-name="T3">. You can use the shift operators on integers, but not on floating-point numbers. The right-hand operand cannot be greater than the number of bits in the left-hand operand. (Use the </text:span>
    <text:span text:style-name="Code_20_Inline">
     <text:span text:style-name="T3">numeric_limits</text:span>
    </text:span>
    <text:span text:style-name="T3"> class template, introduced in Exploration 25, to determine the number of bits in a type, such as </text:span>
    <text:span text:style-name="Code_20_Inline">
     <text:span text:style-name="T3">int</text:span>
    </text:span>
    <text:span text:style-name="T3">.)</text:span>
   </text:p>
      <text:p text:style-name="Text_20_body">
    <text:soft-page-break/>
    <text:span text:style-name="T3">The C++ standard library overloads the shift operators for the I/O stream classes to implement the I/O operators. Thus, the </text:span>
    <text:span text:style-name="Code_20_Inline">
     <text:span text:style-name="T3">&gt;&gt;</text:span>
    </text:span>
    <text:span text:style-name="T3"> and </text:span>
    <text:span text:style-name="Code_20_Inline">
     <text:span text:style-name="T3">&lt;&lt;</text:span>
    </text:span>
    <text:span text:style-name="T3"> operators were designed for shifting bits in an integer, and were later usurped for I/O. As a result, the operator precedence is not quite right for I/O. In particular, the shift operators have a higher precedence than the bitwise operators because that makes the most sense for manipulating bits. As a consequence, if for instance you want to print the result of a bitwise operation, you must enclose the expression in parentheses.</text:span>
   </text:p>
      <text:p text:style-name="Code">std::cout &lt;&lt; "5 &amp; 3 = " &lt;&lt; (5 &amp; 3) &lt;&lt; '\n';</text:p>
      <text:p text:style-name="Text_20_body">
    <text:span text:style-name="T3">One caution when using the right-shift operator: the value of the bits that are filled in is implementation-defined. This can be particularly problematic with negative numbers. The value </text:span>
    <text:span text:style-name="Code_20_Inline">
     <text:span text:style-name="T3">-1</text:span>
    </text:span>
    <text:span text:style-name="T3"> </text:span>
    <text:span text:style-name="Code_20_Inline">
     <text:span text:style-name="T3">&gt;&gt;</text:span>
    </text:span>
    <text:span text:style-name="T3"> </text:span>
    <text:span text:style-name="Code_20_Inline">
     <text:span text:style-name="T3">1</text:span>
    </text:span>
    <text:span text:style-name="T3"> may be positive on some implementations and negative on others. Fortunately, C++ has a way to avoid this uncertainty, as the next section explains.</text:span>
   </text:p>
      <text:h text:style-name="Heading_20_1" text:outline-level="1">Safe Shifting with Unsigned Types</text:h>
      <text:p text:style-name="Body_20_Text_20_First">Every primitive integer type has a corresponding type that you declare with the <text:span text:style-name="Code_20_Inline">unsigned</text:span> keyword. These types are known—not surprisingly—as <text:span text:style-name="Emphasis"><text:span text:style-name="T19">unsigned</text:span></text:span> types. One key difference between ordinary (or signed) integer types and their unsigned equivalents is that unsigned types always shift in a zero when right-shifting. For this reason, unsigned types are preferable to signed types for implementing bit masks.</text:p>
      <text:p text:style-name="Code">typedef unsigned int fmtflags;</text:p>
      <text:p text:style-name="Text_20_body">
    <text:span text:style-name="Strong_20_Emphasis">
     <text:span text:style-name="T23">Write a program to determine how your C++ environment right-shifts negative values. Compare this with shifting unsigned values.</text:span>
    </text:span>
    <text:span text:style-name="T3"> Your program will certainly look different from mine, which is shown in Listing 64-8, but you should be able to recognize the key similarities.</text:span>
   </text:p>
      <text:p text:style-name="Code_20_Caption"><text:span text:style-name="T20">Listing 64-8.</text:span> Exploring How Negative and Unsigned Values Are Shifted</text:p>
      <text:p text:style-name="Code">#include &lt;iostream&gt;</text:p>
      <text:p text:style-name="Code">#include &lt;string&gt;</text:p>
      <text:p text:style-name="Code"/>
      <text:p text:style-name="Code">template&lt;class T&gt;</text:p>
      <text:p text:style-name="Code">void print(std::string const&amp; label, T value)</text:p>
      <text:p text:style-name="Code">{</text:p>
      <text:p text:style-name="Code"><text:span text:style-name="T25"><text:s text:c="3"/></text:span>std::cout &lt;&lt; label &lt;&lt; " = ";</text:p>
      <text:p text:style-name="Code"><text:span text:style-name="T25"><text:s text:c="3"/></text:span>std::cout &lt;&lt; std::dec &lt;&lt; value &lt;&lt; " = ";</text:p>
      <text:p text:style-name="Code"><text:span text:style-name="T25"><text:s text:c="3"/></text:span>std::cout.width(8);</text:p>
      <text:p text:style-name="Code"><text:span text:style-name="T25"><text:s text:c="3"/></text:span>std::cout.fill('0');</text:p>
      <text:p text:style-name="Code"><text:span text:style-name="T25"><text:s text:c="3"/></text:span>std::cout &lt;&lt; std::hex &lt;&lt; std::internal &lt;&lt; std::showbase &lt;&lt; value &lt;&lt; '\n';</text:p>
      <text:p text:style-name="Code">}</text:p>
      <text:p text:style-name="Code"/>
      <text:p text:style-name="Code">int main()</text:p>
      <text:p text:style-name="Code">{</text:p>
      <text:p text:style-name="Code"><text:span text:style-name="T25"><text:s text:c="3"/></text:span>int i{~0}; // all bits set to 1; on most systems, ~0 == -1</text:p>
      <text:p text:style-name="Code"><text:span text:style-name="T25"><text:s text:c="3"/></text:span>unsigned int u{~0u}; // all bits set to 1</text:p>
      <text:p text:style-name="Code"><text:span text:style-name="T25"><text:s text:c="3"/></text:span>print("int &gt;&gt; 15", i &gt;&gt; 15);</text:p>
      <text:p text:style-name="Code"><text:span text:style-name="T25"><text:s text:c="3"/></text:span>print("unsigned &gt;&gt; 15", u &gt;&gt; 15);</text:p>
      <text:p text:style-name="Code">}</text:p>
      <text:p text:style-name="P8">On my Linux x86 system, I see the following output:</text:p>
      <text:p text:style-name="Results"><text:soft-page-break/>int &gt;&gt; 15 = -1 = 0xffffffff</text:p>
      <text:p text:style-name="Results">unsigned &gt;&gt; 15 = 131071 = 0x01ffff</text:p>
      <text:p text:style-name="Text_20_body">
    <text:span text:style-name="T3">which means right-shifting a signed value fills in the vacated bits with copies of the sign bit (a process known as </text:span>
    <text:span text:style-name="Emphasis">
     <text:span text:style-name="T11">sign extension</text:span>
    </text:span>
    <text:span text:style-name="T3">), and that right-shifting an unsigned value works correctly by shifting in zero bits.</text:span>
   </text:p>
      <text:h text:style-name="Heading_20_2" text:outline-level="2">Signed and Unsigned Types</text:h>
      <text:p text:style-name="Body_20_Text_20_First">The plain <text:span text:style-name="Code_20_Inline">int</text:span> type is shorthand for <text:span text:style-name="Code_20_Inline">signed</text:span> <text:span text:style-name="Code_20_Inline">int</text:span>. That is, the <text:span text:style-name="Code_20_Inline">int</text:span> type has two sign flavors: <text:span text:style-name="Code_20_Inline">signed</text:span> <text:span text:style-name="Code_20_Inline">int</text:span> and <text:span text:style-name="Code_20_Inline">unsigned</text:span> <text:span text:style-name="Code_20_Inline">int</text:span>, the default being <text:span text:style-name="Code_20_Inline">signed</text:span> <text:span text:style-name="Code_20_Inline">int</text:span>. Similarly, <text:span text:style-name="Code_20_Inline">short</text:span> <text:span text:style-name="Code_20_Inline">int</text:span> is the same as <text:span text:style-name="Code_20_Inline">signed</text:span> <text:span text:style-name="Code_20_Inline">short</text:span> <text:span text:style-name="Code_20_Inline">int</text:span> and <text:span text:style-name="Code_20_Inline">long</text:span> <text:span text:style-name="Code_20_Inline">int</text:span> is the same as <text:span text:style-name="Code_20_Inline">signed</text:span> <text:span text:style-name="Code_20_Inline">long</text:span> <text:span text:style-name="Code_20_Inline">int</text:span>. Thus, you have no reason to use the <text:span text:style-name="Code_20_Inline">signed</text:span> keyword with the integer types.</text:p>
      <text:p text:style-name="Text_20_body">
    <text:span text:style-name="T3">Like too many rules, however, this one has an exception: </text:span>
    <text:span text:style-name="Code_20_Inline">
     <text:span text:style-name="T3">signed</text:span>
    </text:span>
    <text:span text:style-name="T3"> </text:span>
    <text:span text:style-name="Code_20_Inline">
     <text:span text:style-name="T3">char</text:span>
    </text:span>
    <text:span text:style-name="T3">. The </text:span>
    <text:span text:style-name="Code_20_Inline">
     <text:span text:style-name="T3">char</text:span>
    </text:span>
    <text:span text:style-name="T3"> type comes in three flavors, not two: </text:span>
    <text:span text:style-name="Code_20_Inline">
     <text:span text:style-name="T3">char</text:span>
    </text:span>
    <text:span text:style-name="T3">, </text:span>
    <text:span text:style-name="Code_20_Inline">
     <text:span text:style-name="T3">signed</text:span>
    </text:span>
    <text:span text:style-name="T3"> </text:span>
    <text:span text:style-name="Code_20_Inline">
     <text:span text:style-name="T3">char</text:span>
    </text:span>
    <text:span text:style-name="T3">, and </text:span>
    <text:span text:style-name="Code_20_Inline">
     <text:span text:style-name="T3">unsigned</text:span>
    </text:span>
    <text:span text:style-name="T3"> </text:span>
    <text:span text:style-name="Code_20_Inline">
     <text:span text:style-name="T3">char</text:span>
    </text:span>
    <text:span text:style-name="T3">. All three types occupy the same amount of space (one byte). The plain </text:span>
    <text:span text:style-name="Code_20_Inline">
     <text:span text:style-name="T3">char</text:span>
    </text:span>
    <text:span text:style-name="T3"> type has the same representation as either </text:span>
    <text:span text:style-name="Code_20_Inline">
     <text:span text:style-name="T3">signed</text:span>
    </text:span>
    <text:span text:style-name="T3"> </text:span>
    <text:span text:style-name="Code_20_Inline">
     <text:span text:style-name="T3">char</text:span>
    </text:span>
    <text:span text:style-name="T3"> or </text:span>
    <text:span text:style-name="Code_20_Inline">
     <text:span text:style-name="T3">unsigned</text:span>
    </text:span>
    <text:span text:style-name="T3"> </text:span>
    <text:span text:style-name="Code_20_Inline">
     <text:span text:style-name="T3">char</text:span>
    </text:span>
    <text:span text:style-name="T3">, but it remains a distinct type. The choice is left to the compiler; consult your compiler’s documentation to learn the equivalent </text:span>
    <text:span text:style-name="Code_20_Inline">
     <text:span text:style-name="T3">char</text:span>
    </text:span>
    <text:span text:style-name="T3"> type for your implementation. Thus, the </text:span>
    <text:span text:style-name="Code_20_Inline">
     <text:span text:style-name="T3">signed</text:span>
    </text:span>
    <text:span text:style-name="T3"> keyword has a use for the </text:span>
    <text:span text:style-name="Code_20_Inline">
     <text:span text:style-name="T3">signed</text:span>
    </text:span>
    <text:span text:style-name="T3"> </text:span>
    <text:span text:style-name="Code_20_Inline">
     <text:span text:style-name="T3">char</text:span>
    </text:span>
    <text:span text:style-name="T3"> type; the most common use for </text:span>
    <text:span text:style-name="Code_20_Inline">
     <text:span text:style-name="T3">signed</text:span>
    </text:span>
    <text:span text:style-name="T3"> </text:span>
    <text:span text:style-name="Code_20_Inline">
     <text:span text:style-name="T3">char</text:span>
    </text:span>
    <text:span text:style-name="T3"> is to represent a tiny, signed integer when conserving memory is important. Use plain </text:span>
    <text:span text:style-name="Code_20_Inline">
     <text:span text:style-name="T3">char</text:span>
    </text:span>
    <text:span text:style-name="T3"> for text, </text:span>
    <text:span text:style-name="Code_20_Inline">
     <text:span text:style-name="T3">signed</text:span>
    </text:span>
    <text:span text:style-name="T3"> </text:span>
    <text:span text:style-name="Code_20_Inline">
     <text:span text:style-name="T3">char</text:span>
    </text:span>
    <text:span text:style-name="T3"> for tiny integers, and </text:span>
    <text:span text:style-name="Code_20_Inline">
     <text:span text:style-name="T3">unsigned</text:span>
    </text:span>
    <text:span text:style-name="T3"> </text:span>
    <text:span text:style-name="Code_20_Inline">
     <text:span text:style-name="T3">char</text:span>
    </text:span>
    <text:span text:style-name="T3"> for tiny bitmasks.</text:span>
   </text:p>
      <text:p text:style-name="Text_20_body">
    <text:span text:style-name="T3">Unfortunately, the I/O stream classes treat </text:span>
    <text:span text:style-name="Code_20_Inline">
     <text:span text:style-name="T3">signed</text:span>
    </text:span>
    <text:span text:style-name="T3"> </text:span>
    <text:span text:style-name="Code_20_Inline">
     <text:span text:style-name="T3">char</text:span>
    </text:span>
    <text:span text:style-name="T3"> and </text:span>
    <text:span text:style-name="Code_20_Inline">
     <text:span text:style-name="T3">unsigned</text:span>
    </text:span>
    <text:span text:style-name="T3"> </text:span>
    <text:span text:style-name="Code_20_Inline">
     <text:span text:style-name="T3">char</text:span>
    </text:span>
    <text:span text:style-name="T3"> as text, not tiny integers or bitmasks. Thus, reading and writing tiny integers is harder than it should be, as demonstrated in the following:</text:span>
   </text:p>
      <text:p text:style-name="Code">signed char real_value{42};</text:p>
      <text:p text:style-name="Code">std::cout &lt;&lt; static_cast&lt;unsigned&gt;(real_value) &lt;&lt; '\n';</text:p>
      <text:p text:style-name="Code"/>
      <text:p text:style-name="Code">int tmp{};</text:p>
      <text:p text:style-name="Code">std::cin &gt;&gt; tmp;</text:p>
      <text:p text:style-name="Code">if (tmp &gt;= std::numeric_limits&lt;signed char&gt;::min() and</text:p>
      <text:p text:style-name="Code"><text:span text:style-name="T25"><text:s text:c="4"/></text:span>tmp &lt;= std::numeric_limits&lt;signed char&gt;::max())</text:p>
      <text:p text:style-name="Code">{</text:p>
      <text:p text:style-name="Code"><text:span text:style-name="T25"><text:s text:c="2"/></text:span>real_value = static_cast&lt;signed char&gt;(tmp);</text:p>
      <text:p text:style-name="Code"><text:span text:style-name="T25"><text:s text:c="2"/></text:span>// do something with real_value</text:p>
      <text:p text:style-name="Code">}</text:p>
      <text:p text:style-name="Code">else // handle the error</text:p>
      <text:h text:style-name="Heading_20_2" text:outline-level="2">Unsigned Literals</text:h>
      <text:p text:style-name="Body_20_Text_20_First">If an integer literal does not fit in a <text:span text:style-name="Code_20_Inline">signed</text:span> <text:span text:style-name="Code_20_Inline">int</text:span>, the compiler tries to make it fit into an <text:span text:style-name="Code_20_Inline">unsigned</text:span> <text:span text:style-name="Code_20_Inline">int</text:span>. If that works, the literal’s type is <text:span text:style-name="Code_20_Inline">unsigned</text:span> <text:span text:style-name="Code_20_Inline">int</text:span>. If the value is too big for <text:span text:style-name="Code_20_Inline">unsigned</text:span> <text:span text:style-name="Code_20_Inline">int</text:span>, the compiler tries <text:span text:style-name="Code_20_Inline">long</text:span>, and then <text:span text:style-name="Code_20_Inline">unsigned</text:span> <text:span text:style-name="Code_20_Inline">long</text:span> , then <text:span text:style-name="Code_20_Inline">long</text:span> <text:span text:style-name="Code_20_Inline">long</text:span> and finally <text:span text:style-name="Code_20_Inline">unsigned</text:span> <text:span text:style-name="Code_20_Inline">long</text:span> <text:span text:style-name="Code_20_Inline">long</text:span> before giving up and issuing an error message.</text:p>
      <text:p text:style-name="Text_20_body">
    <text:soft-page-break/>
    <text:span text:style-name="T3">You can force an integer to be unsigned with the </text:span>
    <text:span text:style-name="Code_20_Inline">
     <text:span text:style-name="T3">u</text:span>
    </text:span>
    <text:span text:style-name="T3"> or </text:span>
    <text:span text:style-name="Code_20_Inline">
     <text:span text:style-name="T3">U</text:span>
    </text:span>
    <text:span text:style-name="T3"> suffix. The </text:span>
    <text:span text:style-name="Code_20_Inline">
     <text:span text:style-name="T3">U</text:span>
    </text:span>
    <text:span text:style-name="T3"> and </text:span>
    <text:span text:style-name="Code_20_Inline">
     <text:span text:style-name="T3">L</text:span>
    </text:span>
    <text:span text:style-name="T3"> suffixes can appear in any order for an </text:span>
    <text:span text:style-name="Code_20_Inline">
     <text:span text:style-name="T3">unsigned</text:span>
    </text:span>
    <text:span text:style-name="T3"> </text:span>
    <text:span text:style-name="Code_20_Inline">
     <text:span text:style-name="T3">long</text:span>
    </text:span>
    <text:span text:style-name="T3"> literal. Use </text:span>
    <text:span text:style-name="Code_20_Inline">
     <text:span text:style-name="T3">ULL</text:span>
    </text:span>
    <text:span text:style-name="T3"> for </text:span>
    <text:span text:style-name="Code_20_Inline">
     <text:span text:style-name="T3">unsigned</text:span>
    </text:span>
    <text:span text:style-name="T3"> </text:span>
    <text:span text:style-name="Code_20_Inline">
     <text:span text:style-name="T3">long</text:span>
    </text:span>
    <text:span text:style-name="T3"> </text:span>
    <text:span text:style-name="Code_20_Inline">
     <text:span text:style-name="T3">long</text:span>
    </text:span>
    <text:span text:style-name="T3">. (Remember that C++ permits lowercase </text:span>
    <text:span text:style-name="Code_20_Inline">
     <text:span text:style-name="T3">l</text:span>
    </text:span>
    <text:span text:style-name="T3">, but I recommend uppercase </text:span>
    <text:span text:style-name="Code_20_Inline">
     <text:span text:style-name="T3">L</text:span>
    </text:span>
    <text:span text:style-name="T3"> to avoid confusion with numeral </text:span>
    <text:span text:style-name="Code_20_Inline">
     <text:span text:style-name="T3">1</text:span>
    </text:span>
    <text:span text:style-name="T3">.)</text:span>
   </text:p>
      <text:p text:style-name="Code">1234u</text:p>
      <text:p text:style-name="Code">4321UL</text:p>
      <text:p text:style-name="Code">0xFFFFLu</text:p>
      <text:p text:style-name="Text_20_body">
    <text:span text:style-name="T3">One consequence of this flexibility is that you can’t always know the type of an integer literal. For instance, the type of </text:span>
    <text:span text:style-name="Code_20_Inline">
     <text:span text:style-name="T3">0xFFFFFFFF</text:span>
    </text:span>
    <text:span text:style-name="T3"> might be </text:span>
    <text:span text:style-name="Code_20_Inline">
     <text:span text:style-name="T3">int</text:span>
    </text:span>
    <text:span text:style-name="T3"> on a 64-bit system. On some 32-bit systems, the type might be </text:span>
    <text:span text:style-name="Code_20_Inline">
     <text:span text:style-name="T3">unsigned</text:span>
    </text:span>
    <text:span text:style-name="T3"> </text:span>
    <text:span text:style-name="Code_20_Inline">
     <text:span text:style-name="T3">int</text:span>
    </text:span>
    <text:span text:style-name="T3"> and on others, it might be </text:span>
    <text:span text:style-name="Code_20_Inline">
     <text:span text:style-name="T3">unsigned</text:span>
    </text:span>
    <text:span text:style-name="T3"> </text:span>
    <text:span text:style-name="Code_20_Inline">
     <text:span text:style-name="T3">long</text:span>
    </text:span>
    <text:span text:style-name="T3">. The moral is to make sure you write code that works correctly regardless of the precise type of an integer literal, which isn’t difficult. For example, all the programs and fragments in this book work on any C++ compiler, regardless of the size of an </text:span>
    <text:span text:style-name="Code_20_Inline">
     <text:span text:style-name="T3">int</text:span>
    </text:span>
    <text:span text:style-name="T3">.</text:span>
   </text:p>
      <text:h text:style-name="Heading_20_2" text:outline-level="2">Type Conversions</text:h>
      <text:p text:style-name="Body_20_Text_20_First">A signed type and its unsigned counterpart always occupy the same amount of space. You can use <text:span text:style-name="Code_20_Inline">static_cast</text:span> (Exploration 25) to convert one to the other, or you can let the compiler implicitly perform the conversion, which can result in surprises if you aren’t careful. Consider the example in Listing 64-9.</text:p>
      <text:p text:style-name="Code_20_Caption"><text:span text:style-name="T20">Listing 64-9.</text:span> Mixing Signed and Unsigned Integers</text:p>
      <text:p text:style-name="Code">void show(unsigned u)</text:p>
      <text:p text:style-name="Code">{</text:p>
      <text:p text:style-name="Code"><text:span text:style-name="T25"><text:s text:c="3"/></text:span>std::cout &lt;&lt; u &lt;&lt; '\n';</text:p>
      <text:p text:style-name="Code">}</text:p>
      <text:p text:style-name="Code"/>
      <text:p text:style-name="Code">int main()</text:p>
      <text:p text:style-name="Code">{</text:p>
      <text:p text:style-name="Code"><text:span text:style-name="T25"><text:s text:c="3"/></text:span>int i{-1};</text:p>
      <text:p text:style-name="Code"><text:span text:style-name="T25"><text:s text:c="3"/></text:span>std::cout &lt;&lt; i &lt;&lt; '\n';</text:p>
      <text:p text:style-name="Code"><text:span text:style-name="T25"><text:s text:c="3"/></text:span>show(i);</text:p>
      <text:p text:style-name="Code">}</text:p>
      <text:p text:style-name="P8">This results in the following output on my system:</text:p>
      <text:p text:style-name="Results">-1</text:p>
      <text:p text:style-name="Results">4294967295</text:p>
      <text:p text:style-name="P8">If you mix signed and unsigned values in an expression (usually a bad idea), the compiler converts the signed value to unsigned, which often results in more surprises. This kind of surprise often arises in comparisons. Most compiler will at least warn you about the problem.</text:p>
      <text:p text:style-name="Code_20_Caption"><text:span text:style-name="T20">Listing 64-10.</text:span> Mystery Program</text:p>
      <text:p text:style-name="Code">#include &lt;algorithm&gt;</text:p>
      <text:p text:style-name="Code">#include &lt;iostream&gt;</text:p>
      <text:p text:style-name="Code">#include &lt;iterator&gt;</text:p>
      <text:p text:style-name="Code"><text:soft-page-break/>#include &lt;vector&gt;</text:p>
      <text:p text:style-name="Code"/>
      <text:p text:style-name="Code">template&lt;class T&gt;</text:p>
      <text:p text:style-name="Code">void append(std::vector&lt;T&gt;&amp; data, const T&amp; value, int max_size)</text:p>
      <text:p text:style-name="Code">{</text:p>
      <text:p text:style-name="Code"><text:span text:style-name="T25"><text:s text:c="2"/></text:span>if (data.size() &lt; max_size - 1)</text:p>
      <text:p text:style-name="Code"><text:span text:style-name="T25"><text:s text:c="4"/></text:span>data.push_back(value);</text:p>
      <text:p text:style-name="Code">}</text:p>
      <text:p text:style-name="Code"/>
      <text:p text:style-name="Code">int main()</text:p>
      <text:p text:style-name="Code">{</text:p>
      <text:p text:style-name="Code"><text:span text:style-name="T25"><text:s text:c="2"/></text:span>std::vector&lt;int&gt; data{};</text:p>
      <text:p text:style-name="Code"><text:span text:style-name="T25"><text:s text:c="2"/></text:span>append(data, 10, 3);</text:p>
      <text:p text:style-name="Code"><text:span text:style-name="T25"><text:s text:c="2"/></text:span>append(data, 20, 2);</text:p>
      <text:p text:style-name="Code"><text:span text:style-name="T25"><text:s text:c="2"/></text:span>append(data, 30, 1);</text:p>
      <text:p text:style-name="Code"><text:span text:style-name="T25"><text:s text:c="2"/></text:span>append(data, 40, 0);</text:p>
      <text:p text:style-name="Code"><text:span text:style-name="T25"><text:s text:c="2"/></text:span>append(data, 50, 0);</text:p>
      <text:p text:style-name="Code"><text:span text:style-name="T25"><text:s text:c="2"/></text:span>std::copy(data.begin(), data.end(),</text:p>
      <text:p text:style-name="Code"><text:span text:style-name="T25"><text:s text:c="15"/></text:span>std::ostream_iterator&lt;int&gt;(std::cout, " "));</text:p>
      <text:p text:style-name="Code"><text:span text:style-name="T25"><text:s text:c="2"/></text:span>std::cout &lt;&lt; '\n';</text:p>
      <text:p text:style-name="Code">}</text:p>
      <text:p text:style-name="Text_20_body">
    <text:span text:style-name="T3">Before you run the program, </text:span>
    <text:span text:style-name="Strong_20_Emphasis">
     <text:span text:style-name="T3">predict what Listing 64-10 will print</text:span>
    </text:span>
    <text:span text:style-name="T3">.</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3">Try it. Were you correct?</text:span>
    </text:span>
    <text:span text:style-name="T3"> ________________ Explain what the program does.</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3">The program succeeds in appending </text:span>
    <text:span text:style-name="Code_20_Inline">
     <text:span text:style-name="T3">10</text:span>
    </text:span>
    <text:span text:style-name="T3"> to </text:span>
    <text:span text:style-name="Code_20_Inline">
     <text:span text:style-name="T3">data</text:span>
    </text:span>
    <text:span text:style-name="T3"> because the vector size is zero, which is less than 2. The next call to </text:span>
    <text:span text:style-name="Code_20_Inline">
     <text:span text:style-name="T3">append</text:span>
    </text:span>
    <text:span text:style-name="T3">, however, does nothing because the vector size is </text:span>
    <text:span text:style-name="Code_20_Inline">
     <text:span text:style-name="T3">1</text:span>
    </text:span>
    <text:span text:style-name="T3">, and </text:span>
    <text:span text:style-name="Code_20_Inline">
     <text:span text:style-name="T3">max_size</text:span>
    </text:span>
    <text:span text:style-name="T3"> </text:span>
    <text:span text:style-name="Code_20_Inline">
     <text:span text:style-name="T3">-</text:span>
    </text:span>
    <text:span text:style-name="T3"> </text:span>
    <text:span text:style-name="Code_20_Inline">
     <text:span text:style-name="T3">1</text:span>
    </text:span>
    <text:span text:style-name="T3"> is also </text:span>
    <text:span text:style-name="Code_20_Inline">
     <text:span text:style-name="T3">1</text:span>
    </text:span>
    <text:span text:style-name="T3">. The next call fails for a similar reason. So why does the next call succeed in appending </text:span>
    <text:span text:style-name="Code_20_Inline">
     <text:span text:style-name="T3">40</text:span>
    </text:span>
    <text:span text:style-name="T3"> to </text:span>
    <text:span text:style-name="Code_20_Inline">
     <text:span text:style-name="T3">data</text:span>
    </text:span>
    <text:span text:style-name="T3">? Because </text:span>
    <text:span text:style-name="Code_20_Inline">
     <text:span text:style-name="T3">max_size</text:span>
    </text:span>
    <text:span text:style-name="T3"> is </text:span>
    <text:span text:style-name="Code_20_Inline">
     <text:span text:style-name="T3">0</text:span>
    </text:span>
    <text:span text:style-name="T3">, you might think the comparison would be with </text:span>
    <text:span text:style-name="Code_20_Inline">
     <text:span text:style-name="T3">-1</text:span>
    </text:span>
    <text:span text:style-name="T3">, but </text:span>
    <text:span text:style-name="Code_20_Inline">
     <text:span text:style-name="T3">-1</text:span>
    </text:span>
    <text:span text:style-name="T3"> is signed, and </text:span>
    <text:span text:style-name="Code_20_Inline">
     <text:span text:style-name="T3">data.size()</text:span>
    </text:span>
    <text:span text:style-name="T3"> is unsigned. Therefore the compiler converts </text:span>
    <text:span text:style-name="Code_20_Inline">
     <text:span text:style-name="T3">-1</text:span>
    </text:span>
    <text:span text:style-name="T3"> to unsigned, which is an implementation-defined conversion. On typical workstations, </text:span>
    <text:span text:style-name="Code_20_Inline">
     <text:span text:style-name="T3">-1</text:span>
    </text:span>
    <text:span text:style-name="T3"> converts to the largest unsigned integer, so the test succeeds.</text:span>
   </text:p>
      <text:p text:style-name="Text_20_body">
    <text:span text:style-name="T3">The first moral of the story is to avoid expressions that mix signed and unsigned values. Your compiler might help you here by issuing warnings when you mix signed and unsigned values. A common source for unsigned values is from the </text:span>
    <text:span text:style-name="Code_20_Inline">
     <text:span text:style-name="T3">size()</text:span>
    </text:span>
    <text:span text:style-name="T3"> member functions in the standard library, which all return an unsigned result. You can reduce the chances for surprises by using one of the standard typedefs for sizes, </text:span>
    <text:soft-page-break/>
    <text:span text:style-name="T3">such as </text:span>
    <text:span text:style-name="Code_20_Inline">
     <text:span text:style-name="T3">std::size_t</text:span>
    </text:span>
    <text:span text:style-name="T3"> (defined in </text:span>
    <text:span text:style-name="Code_20_Inline">
     <text:span text:style-name="T3">&lt;cstdlib&gt;</text:span>
    </text:span>
    <text:span text:style-name="T3"> and </text:span>
    <text:span text:style-name="Code_20_Inline">
     <text:span text:style-name="T3">&lt;cstddef&gt;</text:span>
    </text:span>
    <text:span text:style-name="T3">), which is an implementation-defined unsigned integer type. The standard containers all define a member type, </text:span>
    <text:span text:style-name="Code_20_Inline">
     <text:span text:style-name="T3">size_type</text:span>
    </text:span>
    <text:span text:style-name="T3">, to represent sizes and similar values for that container. Use these typedefs for your variables when you know you need to store sizes, indices, or counts.</text:span>
   </text:p>
      <text:p text:style-name="Text_20_body">
    <text:span text:style-name="T12">“</text:span>
    <text:span text:style-name="T3">That’s easy!” you say. “Just change the declaration of </text:span>
    <text:span text:style-name="Code_20_Inline">
     <text:span text:style-name="T3">max_size</text:span>
    </text:span>
    <text:span text:style-name="T3"> to </text:span>
    <text:span text:style-name="Code_20_Inline">
     <text:span text:style-name="T3">std::vector&lt;T&gt;::size_type</text:span>
    </text:span>
    <text:span text:style-name="T3">, and problem solved!” Maybe you can avoid this kind of problem by sticking with the standard member typedefs, such as </text:span>
    <text:span text:style-name="Code_20_Inline">
     <text:span text:style-name="T3">size_type</text:span>
    </text:span>
    <text:span text:style-name="T3"> and </text:span>
    <text:span text:style-name="Code_20_Inline">
     <text:span text:style-name="T3">difference_type</text:span>
    </text:span>
    <text:span text:style-name="T3"> (Exploration 43). Take a gander at Listing 64-11 and see what you think.</text:span>
    <text:span text:style-name="Comment_20_Reference">
     <text:span text:style-name="T17">
      <office:annotation>
       <dc:creator>Fabio Claudio Ferracchiati</dc:creator>
       <dc:date>2013-10-04T12:17:00</dc:date>
       <text:p text:style-name="P18">
        <text:span text:style-name="T30">Please add your output.</text:span>
       </text:p>
      </office:annotation>
     </text:span>
    </text:span>
   </text:p>
      <text:p text:style-name="Code_20_Caption"><text:span text:style-name="T20">Listing 64-11.</text:span> Another Mystery Program</text:p>
      <text:p text:style-name="Code">#include &lt;algorithm&gt;</text:p>
      <text:p text:style-name="Code">#include &lt;iostream&gt;</text:p>
      <text:p text:style-name="Code">#include &lt;iterator&gt;</text:p>
      <text:p text:style-name="Code">#include &lt;vector&gt;</text:p>
      <text:p text:style-name="Code"/>
      <text:p text:style-name="Code">/** Return the index of a value in a range.</text:p>
      <text:p text:style-name="Code"><text:span text:style-name="T25"><text:s/></text:span>* Look for the first occurrence of @p value in the range</text:p>
      <text:p text:style-name="Code"><text:span text:style-name="T25"><text:s/></text:span>* [&lt;tt&gt;first&lt;/tt&gt;,&lt;tt&gt;last&lt;/tt&gt;), and return the zero-based</text:p>
      <text:p text:style-name="Code"><text:span text:style-name="T25"><text:s/></text:span>* index or -1 if @p value is not found.</text:p>
      <text:p text:style-name="Code"><text:span text:style-name="T25"><text:s/></text:span>* @param first The start of the range to search</text:p>
      <text:p text:style-name="Code"><text:span text:style-name="T25"><text:s/></text:span>* @param last One past the end of the range to search</text:p>
      <text:p text:style-name="Code"><text:span text:style-name="T25"><text:s/></text:span>* @param value The value to search for</text:p>
      <text:p text:style-name="Code"><text:span text:style-name="T25"><text:s/></text:span>* @return [0, size), such that size == last-first, or -1</text:p>
      <text:p text:style-name="Code"><text:span text:style-name="T25"><text:s/></text:span>*/</text:p>
      <text:p text:style-name="Code">template&lt;class InputIter&gt;</text:p>
      <text:p text:style-name="Code">typename std::iterator_traits&lt;InputIter&gt;::difference_type</text:p>
      <text:p text:style-name="Code">index_of(InputIter first, InputIter last,</text:p>
      <text:p text:style-name="Code"><text:span text:style-name="T25"><text:s text:c="9"/></text:span>typename std::iterator_traits&lt;InputIter&gt;::value_type const&amp; value)</text:p>
      <text:p text:style-name="Code">{</text:p>
      <text:p text:style-name="Code"><text:span text:style-name="T25"><text:s text:c="3"/></text:span>InputIter iter{std::find(first, last, value)};</text:p>
      <text:p text:style-name="Code"><text:span text:style-name="T25"><text:s text:c="3"/></text:span>if (iter == last)</text:p>
      <text:p text:style-name="Code"><text:span text:style-name="T25"><text:s text:c="6"/></text:span>return -1;</text:p>
      <text:p text:style-name="Code"><text:span text:style-name="T25"><text:s text:c="3"/></text:span>else</text:p>
      <text:p text:style-name="Code"><text:span text:style-name="T25"><text:s text:c="6"/></text:span>return std::distance(first, iter);</text:p>
      <text:p text:style-name="Code">}</text:p>
      <text:p text:style-name="Code"/>
      <text:p text:style-name="Code">/** Determine whether the first occurrence of a value in a container is</text:p>
      <text:p text:style-name="Code"><text:span text:style-name="T25"><text:s/></text:span>* in the last position in the container.</text:p>
      <text:p text:style-name="Code"><text:span text:style-name="T25"><text:s/></text:span>* @param container Any standard container</text:p>
      <text:p text:style-name="Code"><text:span text:style-name="T25"><text:s/></text:span>* @param value The value to search for.</text:p>
      <text:p text:style-name="Code"><text:span text:style-name="T25"><text:s/></text:span>* @return true if @p value is at the last position,</text:p>
      <text:p text:style-name="Code"><text:span text:style-name="T25"><text:s/></text:span>* <text:s text:c="8"/>or false if @p value is not found or at any other position.</text:p>
      <text:p text:style-name="Code"><text:span text:style-name="T25"><text:s/></text:span>*/</text:p>
      <text:p text:style-name="Code">template&lt;class T&gt;</text:p>
      <text:p text:style-name="Code">bool is_last(T const&amp; container, typename T::value_type const&amp; value)</text:p>
      <text:p text:style-name="Code">{</text:p>
      <text:p text:style-name="Code"><text:span text:style-name="T25"><text:s text:c="4"/></text:span>return index_of(container.begin(), container.end(), value) ==</text:p>
      <text:p text:style-name="Code"><text:span text:style-name="T25"><text:s text:c="11"/></text:span>container.size() - 1;</text:p>
      <text:p text:style-name="Code">}</text:p>
      <text:p text:style-name="Code"/>
      <text:p text:style-name="Code">int main()</text:p>
      <text:p text:style-name="Code">{</text:p>
      <text:p text:style-name="Code"><text:span text:style-name="T25"><text:s text:c="3"/></text:span>std::vector&lt;int&gt; data{};</text:p>
      <text:p text:style-name="Code"><text:span text:style-name="T25"><text:s text:c="3"/></text:span>if (is_last(data, 10))</text:p>
      <text:p text:style-name="Code"><text:soft-page-break/><text:span text:style-name="T25"><text:s text:c="6"/></text:span>std::cout &lt;&lt; "10 is the last item in data\n";</text:p>
      <text:p text:style-name="Code">}</text:p>
      <text:p text:style-name="P8">Predict the output before you run the program in Listing 64-11.</text:p>
      <text:p text:style-name="Unnumbered_20_List">_____________________________________________________________</text:p>
      <text:p text:style-name="P14">Try it. What do you actually get?</text:p>
      <text:p text:style-name="P9">
    <text:change-start text:change-id="ct161354016"/>
    <text:span text:style-name="T13">I get “10 is the last item in data” even though data is clearly empty. </text:span>
    <text:change-end text:change-id="ct161354016"/>
    <text:span text:style-name="T3">Can you spot the conceptual error that I committed? In a standard container, the </text:span>
    <text:span text:style-name="Code_20_Inline">
     <text:span text:style-name="T3">difference_type</text:span>
    </text:span>
    <text:span text:style-name="T3"> typedef is always a signed integral type. Thus, </text:span>
    <text:span text:style-name="Code_20_Inline">
     <text:span text:style-name="T3">index_of()</text:span>
    </text:span>
    <text:span text:style-name="T3"> always returns a signed value. I made the mistake of thinking that the signed value </text:span>
    <text:span text:style-name="Code_20_Inline">
     <text:span text:style-name="T3">-1</text:span>
    </text:span>
    <text:span text:style-name="T3"> would always be less than any unsigned value because they are always </text:span>
    <text:span text:style-name="Code_20_Inline">
     <text:span text:style-name="T3">0</text:span>
    </text:span>
    <text:span text:style-name="T3"> or more. Thus, </text:span>
    <text:span text:style-name="Code_20_Inline">
     <text:span text:style-name="T3">is_last()</text:span>
    </text:span>
    <text:span text:style-name="T3"> would not need to check for an empty container as a special case.</text:span>
    <text:span text:style-name="Comment_20_Reference">
     <text:span text:style-name="T17">
      <office:annotation>
       <dc:creator>Fabio Claudio Ferracchiati</dc:creator>
       <dc:date>2013-10-04T12:18:00</dc:date>
       <text:p text:style-name="P18">
        <text:span text:style-name="T30">Please add your output</text:span>
       </text:p>
      </office:annotation>
     </text:span>
    </text:span>
   </text:p>
      <text:p text:style-name="Text_20_body">
    <text:span text:style-name="T3">What I failed to take into account is that when a C++ expression mixes signed and unsigned values, the compiler converts the signed value to unsigned. Thus, the signed result from </text:span>
    <text:span text:style-name="Code_20_Inline">
     <text:span text:style-name="T3">index_of</text:span>
    </text:span>
    <text:span text:style-name="T3"> becomes unsigned, and </text:span>
    <text:span text:style-name="Code_20_Inline">
     <text:span text:style-name="T3">-1</text:span>
    </text:span>
    <text:span text:style-name="T3"> becomes the largest possible unsigned value (on a typical two’s complement system, such as most desktop computers). If the container is empty, </text:span>
    <text:span text:style-name="Code_20_Inline">
     <text:span text:style-name="T3">size()</text:span>
    </text:span>
    <text:span text:style-name="T3"> is zero, and </text:span>
    <text:span text:style-name="Code_20_Inline">
     <text:span text:style-name="T3">size()</text:span>
    </text:span>
    <text:span text:style-name="T3"> </text:span>
    <text:span text:style-name="Code_20_Inline">
     <text:span text:style-name="T3">-</text:span>
    </text:span>
    <text:span text:style-name="T3"> </text:span>
    <text:span text:style-name="Code_20_Inline">
     <text:span text:style-name="T3">1</text:span>
    </text:span>
    <text:span text:style-name="T3"> (which the compiler interprets as </text:span>
    <text:span text:style-name="Code_20_Inline">
     <text:span text:style-name="T3">size()</text:span>
    </text:span>
    <text:span text:style-name="T3"> </text:span>
    <text:span text:style-name="Code_20_Inline">
     <text:span text:style-name="T3">-</text:span>
    </text:span>
    <text:span text:style-name="T3"> </text:span>
    <text:span text:style-name="Code_20_Inline">
     <text:span text:style-name="T3">1u</text:span>
    </text:span>
    <text:span text:style-name="T3">) is also the largest possible unsigned integer.</text:span>
   </text:p>
      <text:p text:style-name="Text_20_body">
    <text:span text:style-name="T3">If you are fortunate, your compiler issues a warning about comparing signed and unsigned values. That gives you a hint that something is wrong. </text:span>
    <text:span text:style-name="Strong_20_Emphasis">
     <text:span text:style-name="T23">Fix the program. Compare your solution with Listing 64-12.</text:span>
    </text:span>
   </text:p>
      <text:p text:style-name="Code_20_Caption"><text:span text:style-name="T20">Listing 64-12.</text:span> Fixing the Second Mystery Program</text:p>
      <text:p text:style-name="Code">#include &lt;algorithm&gt;</text:p>
      <text:p text:style-name="Code">#include &lt;iostream&gt;</text:p>
      <text:p text:style-name="Code">#include &lt;iterator&gt;</text:p>
      <text:p text:style-name="Code">#include &lt;vector&gt;</text:p>
      <text:p text:style-name="Code"/>
      <text:p text:style-name="Code">/** Return the index of a value in a range.</text:p>
      <text:p text:style-name="Code"><text:span text:style-name="T25"><text:s/></text:span>* Look for the first occurrence of @p value in the range</text:p>
      <text:p text:style-name="Code"><text:span text:style-name="T25"><text:s/></text:span>* [&lt;tt&gt;first&lt;/tt&gt;, &lt;tt&gt;last&lt;/tt&gt;), and return the zero-based</text:p>
      <text:p text:style-name="Code"><text:span text:style-name="T25"><text:s/></text:span>* index or -1 if @p value is not found.</text:p>
      <text:p text:style-name="Code"><text:span text:style-name="T25"><text:s/></text:span>* @param first The start of the range to search</text:p>
      <text:p text:style-name="Code"><text:span text:style-name="T25"><text:s/></text:span>* @param last One past the end of the range to search</text:p>
      <text:p text:style-name="Code"><text:span text:style-name="T25"><text:s/></text:span>* @param value The value to search for</text:p>
      <text:p text:style-name="Code"><text:span text:style-name="T25"><text:s/></text:span>* @return [0, size), such that size == last-first, or -1</text:p>
      <text:p text:style-name="Code"><text:span text:style-name="T25"><text:s/></text:span>*/</text:p>
      <text:p text:style-name="Code">template&lt;class InputIter&gt;</text:p>
      <text:p text:style-name="Code">typename std::iterator_traits&lt;InputIter&gt;::difference_type</text:p>
      <text:p text:style-name="Code">index_of(InputIter first, InputIter last,</text:p>
      <text:p text:style-name="Code"><text:span text:style-name="T25"><text:s text:c="9"/></text:span>typename std::iterator_traits&lt;InputIter&gt;::value_type const&amp; value)</text:p>
      <text:p text:style-name="Code">{</text:p>
      <text:p text:style-name="Code"><text:span text:style-name="T25"><text:s text:c="3"/></text:span>InputIter iter{std::find(first, last, value)};</text:p>
      <text:p text:style-name="Code"><text:span text:style-name="T25"><text:s text:c="3"/></text:span>if (iter == last)</text:p>
      <text:p text:style-name="Code"><text:span text:style-name="T25"><text:s text:c="6"/></text:span>return -1;</text:p>
      <text:p text:style-name="Code"><text:span text:style-name="T25"><text:s text:c="3"/></text:span>else</text:p>
      <text:p text:style-name="Code"><text:span text:style-name="T25"><text:s text:c="6"/></text:span>return std::distance(first, iter);</text:p>
      <text:p text:style-name="Code"><text:soft-page-break/>}</text:p>
      <text:p text:style-name="Code"/>
      <text:p text:style-name="Code">/** Determine whether the first occurrence of a value in a container is</text:p>
      <text:p text:style-name="Code"><text:span text:style-name="T25"><text:s/></text:span>* in the last position in the container.</text:p>
      <text:p text:style-name="Code"><text:span text:style-name="T25"><text:s/></text:span>* @param container Any standard container</text:p>
      <text:p text:style-name="Code"><text:span text:style-name="T25"><text:s/></text:span>* @param value The value to search for.</text:p>
      <text:p text:style-name="Code"><text:span text:style-name="T25"><text:s/></text:span>* @return true if @p value is at the last position,</text:p>
      <text:p text:style-name="Code"><text:span text:style-name="T25"><text:s/></text:span>* <text:s text:c="8"/>or false if @p value is not found or at any other position.</text:p>
      <text:p text:style-name="Code"><text:span text:style-name="T25"><text:s/></text:span>*/</text:p>
      <text:p text:style-name="Code">template&lt;class T&gt;</text:p>
      <text:p text:style-name="Code">bool is_last(T const&amp; container, typename T::value_type const&amp; value)</text:p>
      <text:p text:style-name="Code">{</text:p>
      <text:p text:style-name="Code"><text:span text:style-name="T25"><text:s text:c="4"/></text:span>typename T::difference_type</text:p>
      <text:p text:style-name="Code"><text:span text:style-name="T25"><text:s text:c="8"/></text:span>pos(index_of(container.begin(), container.end(), value));</text:p>
      <text:p text:style-name="Code"><text:span text:style-name="T25"><text:s text:c="3"/></text:span>return pos != -1 and pos == container.size() - 1;</text:p>
      <text:p text:style-name="Code">}</text:p>
      <text:p text:style-name="Code"/>
      <text:p text:style-name="Code">int main()</text:p>
      <text:p text:style-name="Code">{</text:p>
      <text:p text:style-name="Code"><text:span text:style-name="T25"><text:s text:c="3"/></text:span>std::vector&lt;int&gt; data;</text:p>
      <text:p text:style-name="Code"><text:span text:style-name="T25"><text:s text:c="3"/></text:span>if (is_last(data, 10))</text:p>
      <text:p text:style-name="Code"><text:span text:style-name="T25"><text:s text:c="6"/></text:span>std::cout &lt;&lt; "10 is the last item in data\n";</text:p>
      <text:p text:style-name="Code">}</text:p>
      <text:p text:style-name="P8">The second moral of the story is not to use unsigned types if you don’t need to. Most of the time, signed types work just as well. Just because a type’s range of legal values happens to be non-negative is not a reason to use an unsigned type. Doing so just complicates any code that must cooperate with the unsigned type.</text:p>
      <text:p text:style-name="Note_2f_Tip_2f_Caution"><text:span text:style-name="Dingbat_20_Symbol"><text:span text:style-name="T15"></text:span></text:span>Tip When using the standard library, make use of the typedefs and member typedefs that it provides. When you have control over the types, use signed types for all numeric types, including sizes, and reserve the unsigned types for bitmasks. And always be very, very careful every time you write an expression that uses an unsigned type with other integers.</text:p>
      <text:h text:style-name="Heading_20_1" text:outline-level="1">Overflow</text:h>
      <text:p text:style-name="Body_20_Text_20_First">Until now, I’ve told you to ignore arithmetic overflow. That’s because it’s a difficult topic. Strictly speaking, if an expression involving signed integers or floating-point numbers overflows, the results are undefined. In reality, your typical desktop system wraps integer overflow (so adding two positive numbers can yield a negative result). Overflow of floating-point numbers can yield infinity or the program may terminate.</text:p>
      <text:p text:style-name="Text_20_body">
    <text:span text:style-name="T3">If you must prevent overflow, your only option is to check values before evaluating an expression to ensure the expression will not overflow. Use </text:span>
    <text:span text:style-name="Code_20_Inline">
     <text:span text:style-name="T3">std::numeric_limits&lt;&gt;</text:span>
    </text:span>
    <text:span text:style-name="T3"> to check the </text:span>
    <text:span text:style-name="Code_20_Inline">
     <text:span text:style-name="T3">min()</text:span>
    </text:span>
    <text:span text:style-name="T3"> and </text:span>
    <text:span text:style-name="Code_20_Inline">
     <text:span text:style-name="T3">max()</text:span>
    </text:span>
    <text:span text:style-name="T3"> values for the type.</text:span>
   </text:p>
      <text:p text:style-name="Text_20_body">
    <text:span text:style-name="T3">If you explicitly cast a signed value to a type such that the value overflows the destination type, the results are not so dire. Instead of undefined behavior, the results are defined by the implementation. Most </text:span>
    <text:soft-page-break/>
    <text:span text:style-name="T3">implementations simply discard the excess bits. Therefore, for maximum safety and portability, you should check for overflow. Use </text:span>
    <text:span text:style-name="Code_20_Inline">
     <text:span text:style-name="T3">numeric_limits</text:span>
    </text:span>
    <text:span text:style-name="T3"> (Exploration 25) to learn the maximum or minimum value of a type.</text:span>
   </text:p>
      <text:p text:style-name="Text_20_body">
    <text:span text:style-name="T3">Unsigned integers are different. The standard explicitly permits unsigned arithmetic to overflow. The result is to discard any extra high-order bits. Mathematically speaking, this means unsigned arithmetic is modulo 2</text:span>
    <text:span text:style-name="T26">n</text:span>
    <text:span text:style-name="T3">, where </text:span>
    <text:span text:style-name="T27">n</text:span>
    <text:span text:style-name="T3"> is the number of bits in the unsigned type. If you need to perform arithmetic that you know may overflow, and you want the values to wrap around without reporting an error, use </text:span>
    <text:span text:style-name="Code_20_Inline">
     <text:span text:style-name="T3">static_cast</text:span>
    </text:span>
    <text:span text:style-name="T3"> to cast to the corresponding unsigned types, perform the arithmetic, and </text:span>
    <text:span text:style-name="Code_20_Inline">
     <text:span text:style-name="T3">static_cast</text:span>
    </text:span>
    <text:span text:style-name="T3"> back the original types. The </text:span>
    <text:span text:style-name="Code_20_Inline">
     <text:span text:style-name="T3">static_cast</text:span>
    </text:span>
    <text:span text:style-name="T3">s have no impact on performance, but they clearly tell the compiler and the human what’s going on.</text:span>
   </text:p>
      <text:h text:style-name="Heading_20_1" text:outline-level="1">Introducing Bitfields</text:h>
      <text:p text:style-name="Body_20_Text_20_First">A <text:span text:style-name="Emphasis"><text:span text:style-name="T19">bitfield</text:span></text:span> is a way to partition an integer within a class into individual bits or masks of adjacent bits. Declare a bitfield using an unsigned integer type or <text:span text:style-name="Code_20_Inline">bool</text:span>, the field name, a colon, and the number of bits in the field. Listing 64-13 shows how you might store the I/O formatting flags using bitfields.</text:p>
      <text:p text:style-name="Code_20_Caption"><text:span text:style-name="T20">Listing 64-13.</text:span> Declaring Formatting Flags with Bitfields</text:p>
      <text:p text:style-name="Code">struct fmtflags</text:p>
      <text:p text:style-name="Code">{</text:p>
      <text:p text:style-name="Code"><text:span text:style-name="T25"><text:s text:c="3"/></text:span>bool skipws_f : <text:s text:c="8"/>1;</text:p>
      <text:p text:style-name="Code"><text:span text:style-name="T25"><text:s text:c="3"/></text:span>bool boolalpha_f: <text:s text:c="6"/>1;</text:p>
      <text:p text:style-name="Code"><text:span text:style-name="T25"><text:s text:c="3"/></text:span>bool showpoint_f: <text:s text:c="6"/>1;</text:p>
      <text:p text:style-name="Code"><text:span text:style-name="T25"><text:s text:c="3"/></text:span>bool showbase_f: <text:s text:c="7"/>1;</text:p>
      <text:p text:style-name="Code"><text:span text:style-name="T25"><text:s text:c="3"/></text:span>bool showpos_f: <text:s text:c="8"/>1;</text:p>
      <text:p text:style-name="Code"><text:span text:style-name="T25"><text:s text:c="3"/></text:span>unsigned adjustfield_f: 2;</text:p>
      <text:p text:style-name="Code"><text:span text:style-name="T25"><text:s text:c="3"/></text:span>unsigned floatfield_f: <text:s/>2;</text:p>
      <text:p text:style-name="Code"/>
      <text:p text:style-name="Code"><text:span text:style-name="T25"><text:s text:c="3"/></text:span>static unsigned const<text:change-start text:change-id="ct159830000"/><text:span text:style-name="T29">expr</text:span><text:change-end text:change-id="ct159830000"/> left <text:s text:c="4"/>= 0;</text:p>
      <text:p text:style-name="P13"><text:span text:style-name="T25"><text:s text:c="3"/></text:span>static unsigned const<text:change-start text:change-id="ct157502032"/><text:span text:style-name="T29">expr</text:span><text:change-end text:change-id="ct157502032"/> right <text:s text:c="3"/>= 1;</text:p>
      <text:p text:style-name="P13"><text:span text:style-name="T25"><text:s text:c="3"/></text:span>static unsigned const<text:change-start text:change-id="ct167957120"/><text:span text:style-name="T29">expr</text:span><text:change-end text:change-id="ct167957120"/> internal = 2;</text:p>
      <text:p text:style-name="Code"/>
      <text:p text:style-name="P13"><text:span text:style-name="T25"><text:s text:c="3"/></text:span>static unsigned const<text:change-start text:change-id="ct158321184"/><text:span text:style-name="T29">expr</text:span><text:change-end text:change-id="ct158321184"/> fixed <text:s text:c="5"/>= 1;</text:p>
      <text:p text:style-name="P13"><text:span text:style-name="T25"><text:s text:c="3"/></text:span>static unsigned const<text:change-start text:change-id="ct176345808"/><text:span text:style-name="T29">expr</text:span><text:change-end text:change-id="ct176345808"/> scientific = 2;</text:p>
      <text:p text:style-name="P13"><text:span text:style-name="T25"><text:s text:c="3"/></text:span>static unsigned const<text:change-start text:change-id="ct161638080"/><text:span text:style-name="T29">expr</text:span><text:change-end text:change-id="ct161638080"/> hexfloat = 3;</text:p>
      <text:p text:style-name="Code">};</text:p>
      <text:p text:style-name="Text_20_body">
    <text:span text:style-name="T3">Use a bitfield member the way you would use any other data member. For example, to set the </text:span>
    <text:span text:style-name="Code_20_Inline">
     <text:span text:style-name="T3">skipws</text:span>
    </text:span>
    <text:span text:style-name="T3"> flag, use</text:span>
   </text:p>
      <text:p text:style-name="Code">flags.skipws_f = true;</text:p>
      <text:p text:style-name="P8">and to clear the flag, use the following:</text:p>
      <text:p text:style-name="Code">flags.skipws_f = false;</text:p>
      <text:p text:style-name="P8">To select scientific notation, try the line that follows:</text:p>
      <text:p text:style-name="Code">flags.floatfield_f = fmtflags::scientific;</text:p>
      <text:p text:style-name="Text_20_body">
    <text:soft-page-break/>
    <text:span text:style-name="T3">As you can see, code that uses bitfields is easier to read and write than the equivalent code using shift and bitwise operators. That’s what makes bitfields popular. On the other hand, it is hard to write functions such as </text:span>
    <text:span text:style-name="Code_20_Inline">
     <text:span text:style-name="T3">setf</text:span>
    </text:span>
    <text:span text:style-name="T3"> and </text:span>
    <text:span text:style-name="Code_20_Inline">
     <text:span text:style-name="T3">unsetf</text:span>
    </text:span>
    <text:span text:style-name="T3">. It is hard to get or set multiple, non-adjacent bits at one time. That’s why your library probably doesn’t use bitfields to implement I/O formatting flags.</text:span>
   </text:p>
      <text:p text:style-name="Text_20_body">
    <text:span text:style-name="T3">Another limitation is that you cannot take the address of a bitfield (with the </text:span>
    <text:span text:style-name="Code_20_Inline">
     <text:span text:style-name="T3">&amp;</text:span>
    </text:span>
    <text:span text:style-name="T3"> operator) because an individual bit is not directly addressable in the C++ memory model.</text:span>
   </text:p>
      <text:p text:style-name="P8">Nonetheless, the clarity that bitfields offer puts them at the top of the list when choosing an implementation. Sometimes, other factors knock them off the list, but you should always consider bitfields first. With bitfields, you don’t need to be concerned with bitwise operators, shift operators, mixed-up operator precedence, and so on.</text:p>
      <text:h text:style-name="Heading_20_1" text:outline-level="1">Portability</text:h>
      <text:p text:style-name="Body_20_Text_20_First">The C++ standard leaves several details up to each implementation. In particular, the order of bits in a field is left up to the implementation. A bitfield cannot cross a word boundary, where the definition of a <text:span text:style-name="Emphasis">word</text:span> is also left up to the implementation. Popular desktop and workstation computers often use 32 bits or 64 bits, but there is no guarantee that a word is the same size as an <text:span text:style-name="Code_20_Inline">int</text:span>. An unnamed bitfield of size zero tells the compiler to insert pad bits so the subsequent declaration aligns on a word boundary.</text:p>
      <text:p text:style-name="Code">class demo {</text:p>
      <text:p text:style-name="Code"><text:span text:style-name="T25"><text:s text:c="2"/></text:span>unsigned bit0 : 1;</text:p>
      <text:p text:style-name="Code"><text:span text:style-name="T25"><text:s text:c="2"/></text:span>unsigned bit1 : 1;</text:p>
      <text:p text:style-name="Code"><text:span text:style-name="T25"><text:s text:c="2"/></text:span>unsigned bit2 : 3;</text:p>
      <text:p text:style-name="Code"><text:span text:style-name="T25"><text:s text:c="2"/></text:span>unsigned <text:s text:c="5"/>: 0;</text:p>
      <text:p text:style-name="Code"><text:span text:style-name="T25"><text:s text:c="2"/></text:span>unsigned word1: 2;</text:p>
      <text:p text:style-name="Code">};</text:p>
      <text:p text:style-name="Text_20_body">
    <text:span text:style-name="T3">The size of a </text:span>
    <text:span text:style-name="Code_20_Inline">
     <text:span text:style-name="T3">demo</text:span>
    </text:span>
    <text:span text:style-name="T3"> object depends on the implementation. Whether </text:span>
    <text:span text:style-name="Code_20_Inline">
     <text:span text:style-name="T3">bit0</text:span>
    </text:span>
    <text:span text:style-name="T3"> is the least or most significant bit of a </text:span>
    <text:span text:style-name="Code_20_Inline">
     <text:span text:style-name="T3">demo</text:span>
    </text:span>
    <text:span text:style-name="T3">’s actual implementation also varies from one system to another. The number of pad bits between </text:span>
    <text:span text:style-name="Code_20_Inline">
     <text:span text:style-name="T3">bit2</text:span>
    </text:span>
    <text:span text:style-name="T3"> and </text:span>
    <text:span text:style-name="Code_20_Inline">
     <text:span text:style-name="T3">word1</text:span>
    </text:span>
    <text:span text:style-name="T3"> also depends on the implementation.</text:span>
   </text:p>
      <text:p text:style-name="Text_20_body">
    <text:span text:style-name="T3">Most code does not need to know the layout of the bits in memory. On the other hand, if you are writing code that interprets the bits in a hardware control register, you need to know the order of bits, the exact nature of padding bits, and so on. But you probably aren’t expecting to write highly portable code, anyway. In the most common case, when you are trying to express a compact set of individual set members or small bitmasks, bitfields are wonderful. They are easy to write and easy to read. They are limited, however, to a single word, often 32 bits. For larger bitfields, you need to use a class, such as </text:span>
    <text:span text:style-name="Code_20_Inline">
     <text:span text:style-name="T3">std::bitset</text:span>
    </text:span>
    <text:span text:style-name="T3">.</text:span>
   </text:p>
      <text:h text:style-name="Heading_20_1" text:outline-level="1">The bitset Class Template</text:h>
      <text:p text:style-name="Body_20_Text_20_First">Sometimes, you need to store more bits than can fit in an integer. In that case, you can use the <text:span text:style-name="Code_20_Inline">std::bitset</text:span> class template, which implements a fixed-size string of bits of any size.</text:p>
      <text:p text:style-name="Text_20_body">
    <text:span text:style-name="T3">The </text:span>
    <text:span text:style-name="Code_20_Inline">
     <text:span text:style-name="T3">std::bitset</text:span>
    </text:span>
    <text:span text:style-name="T3"> class template takes one template argument: the number of bits in the set. Use a </text:span>
    <text:span text:style-name="Code_20_Inline">
     <text:span text:style-name="T3">bitset</text:span>
    </text:span>
    <text:span text:style-name="T3"> object the way you would any other value. It supports all the bitwise and shift operators, plus a few member functions for further convenience. Another nifty trick that </text:span>
    <text:span text:style-name="Code_20_Inline">
     <text:span text:style-name="T3">bitset</text:span>
    </text:span>
    <text:span text:style-name="T3"> can perform is the </text:span>
    <text:soft-page-break/>
    <text:span text:style-name="T3">subscript operator, which lets you access individual bits in the set as discrete objects. The right-most (least significant) bit is at index zero. Construct a </text:span>
    <text:span text:style-name="Code_20_Inline">
     <text:span text:style-name="T3">bitset</text:span>
    </text:span>
    <text:span text:style-name="T3"> from an unsigned long (to set the least-significant bits of the </text:span>
    <text:span text:style-name="Code_20_Inline">
     <text:span text:style-name="T3">bitset</text:span>
    </text:span>
    <text:span text:style-name="T3">, initializing the remaining bits to zero) or from a string of </text:span>
    <text:span text:style-name="Code_20_Inline">
     <text:span text:style-name="T3">'0'</text:span>
    </text:span>
    <text:span text:style-name="T3"> and </text:span>
    <text:span text:style-name="Code_20_Inline">
     <text:span text:style-name="T3">'1'</text:span>
    </text:span>
    <text:span text:style-name="T3"> characters, as illustrated in Listing 64-14.</text:span>
   </text:p>
      <text:p text:style-name="Code_20_Caption"><text:span text:style-name="T20">Listing 64-14.</text:span> Example of Using <text:span text:style-name="Code_20_Inline"><text:span text:style-name="T21">std::bitset</text:span></text:span></text:p>
      <text:p text:style-name="Code">#include &lt;bitset&gt;</text:p>
      <text:p text:style-name="Code">#include &lt;cstdlib&gt;</text:p>
      <text:p text:style-name="Code">#include &lt;iostream&gt;</text:p>
      <text:p text:style-name="Code">#include &lt;string&gt;</text:p>
      <text:p text:style-name="Code"/>
      <text:p text:style-name="Code">/** Find the first 1 bit in a bitset, starting from the most significant bit.</text:p>
      <text:p text:style-name="Code"><text:span text:style-name="T25"><text:s/></text:span>* @param bitset The bitset to examine</text:p>
      <text:p text:style-name="Code"><text:span text:style-name="T25"><text:s/></text:span>* @return A value in the range [0, bitset.size()-1) or</text:p>
      <text:p text:style-name="Code"><text:span text:style-name="T25"><text:s/></text:span>* <text:s text:c="8"/>size_t(-1) if bitset.none() is true.</text:p>
      <text:p text:style-name="Code"><text:span text:style-name="T25"><text:s/></text:span>*/</text:p>
      <text:p text:style-name="Code">template&lt;std::size_t N&gt;</text:p>
      <text:p text:style-name="Code">std::size_t first(std::bitset&lt;N&gt; const&amp; bitset)</text:p>
      <text:p text:style-name="Code">{</text:p>
      <text:p text:style-name="Code"><text:span text:style-name="T25"><text:s text:c="3"/></text:span>for (std::size_t i{bitset.size()}; i-- != 0;)</text:p>
      <text:p text:style-name="Code"><text:span text:style-name="T25"><text:s text:c="6"/></text:span>if (bitset.test(i))</text:p>
      <text:p text:style-name="Code"><text:span text:style-name="T25"><text:s text:c="9"/></text:span>return i;</text:p>
      <text:p text:style-name="Code"><text:span text:style-name="T25"><text:s text:c="3"/></text:span>return std::size_t(-1);</text:p>
      <text:p text:style-name="Code">}</text:p>
      <text:p text:style-name="Code"/>
      <text:p text:style-name="Code">int main()</text:p>
      <text:p text:style-name="Code">{</text:p>
      <text:p text:style-name="Code"><text:span text:style-name="T25"><text:s text:c="3"/></text:span>std::bitset&lt;50&gt; lots_o_bits{std::string{"1011011101111011111011111101111111"}};</text:p>
      <text:p text:style-name="Code"><text:span text:style-name="T25"><text:s text:c="3"/></text:span>std::cout &lt;&lt; "bitset: " &lt;&lt; lots_o_bits &lt;&lt; '\n';</text:p>
      <text:p text:style-name="Code"><text:span text:style-name="T25"><text:s text:c="3"/></text:span>std::cout &lt;&lt; "first 1 bit: " &lt;&lt; first(lots_o_bits) &lt;&lt; '\n';</text:p>
      <text:p text:style-name="Code"><text:span text:style-name="T25"><text:s text:c="3"/></text:span>std::cout &lt;&lt; "count of 1 bits: " &lt;&lt; lots_o_bits.count() &lt;&lt; '\n';</text:p>
      <text:p text:style-name="Code"><text:span text:style-name="T25"><text:s text:c="3"/></text:span>lots_o_bits[first(lots_o_bits)] = false;</text:p>
      <text:p text:style-name="Code"><text:span text:style-name="T25"><text:s text:c="3"/></text:span>std::cout &lt;&lt; "new first 1 bit: " &lt;&lt; first(lots_o_bits) &lt;&lt; '\n';</text:p>
      <text:p text:style-name="Code"><text:span text:style-name="T25"><text:s text:c="3"/></text:span>lots_o_bits.flip();</text:p>
      <text:p text:style-name="Code"><text:span text:style-name="T25"><text:s text:c="3"/></text:span>std::cout &lt;&lt; "bitset: " &lt;&lt; lots_o_bits &lt;&lt; '\n';</text:p>
      <text:p text:style-name="Code"><text:span text:style-name="T25"><text:s text:c="3"/></text:span>std::cout &lt;&lt; "first 1 bit: " &lt;&lt; first(lots_o_bits) &lt;&lt; '\n';</text:p>
      <text:p text:style-name="Code">}</text:p>
      <text:p text:style-name="Text_20_body">
    <text:span text:style-name="T3">In Exploration 25, I presented </text:span>
    <text:span text:style-name="Code_20_Inline">
     <text:span text:style-name="T3">static_cast&lt;&gt;</text:span>
    </text:span>
    <text:span text:style-name="T3"> as a way to convert one integer to a different type. Listing 64-14 demonstrates another </text:span>
    <text:change text:change-id="ct159505904"/>
    <text:change-start text:change-id="ct158365344"/>
    <text:span text:style-name="T14">way to convert integer types, using constructor and initializer syntax</text:span>
    <text:change-end text:change-id="ct158365344"/>
    <text:span text:style-name="T3">: </text:span>
    <text:span text:style-name="Code_20_Inline">
     <text:span text:style-name="T3">std::size_t(-1)</text:span>
    </text:span>
    <text:change-start text:change-id="ct160136784"/>
    <text:span text:style-name="T3"> </text:span>
    <text:span text:style-name="T14">or </text:span>
    <text:span text:style-name="Code_20_Inline">
     <text:span text:style-name="T14">std::size{-1}</text:span>
    </text:span>
    <text:change-end text:change-id="ct160136784"/>
    <text:span text:style-name="T3">. </text:span>
    <text:change text:change-id="ct162256752"/>
    <text:span text:style-name="T3">For a simple type conversion, this syntax is often easier to read than </text:span>
    <text:span text:style-name="Code_20_Inline">
     <text:span text:style-name="T3">static_cast&lt;&gt;</text:span>
    </text:span>
    <text:span text:style-name="T3">. I recommend using this syntax only when converting literals; use </text:span>
    <text:span text:style-name="Code_20_Inline">
     <text:span text:style-name="T3">static_cast&lt;&gt;</text:span>
    </text:span>
    <text:span text:style-name="T3"> for more complicated expressions.</text:span>
   </text:p>
      <text:p text:style-name="Text_20_body">
    <text:span text:style-name="T3">Unlike working with bitfields, most of the behavior of </text:span>
    <text:span text:style-name="Code_20_Inline">
     <text:span text:style-name="T3">bitset</text:span>
    </text:span>
    <text:span text:style-name="T3"> is completely portable. Thus, every implementation gives the same results when running the program in Listing 64-14. The following output displays those results:</text:span>
   </text:p>
      <text:p text:style-name="Results">bitset: 00000000000000001011011101111011111011111101111111</text:p>
      <text:p text:style-name="Results"><text:soft-page-break/>first 1 bit: 33</text:p>
      <text:p text:style-name="Results">count of 1 bits: 28</text:p>
      <text:p text:style-name="Results">new first 1 bit: 31</text:p>
      <text:p text:style-name="Results">bitset: 11111111111111111100100010000100000100000010000000</text:p>
      <text:p text:style-name="Results">first 1 bit: 49</text:p>
      <text:p text:style-name="Text_20_body">
    <text:span text:style-name="Strong_20_Emphasis">
     <text:span text:style-name="T23">Write a function template, </text:span>
    </text:span>
    <text:span text:style-name="Strong_20_Emphasis">
     <text:span text:style-name="T24">find_pair</text:span>
    </text:span>
    <text:span text:style-name="Strong_20_Emphasis">
     <text:span text:style-name="T23">, that takes two arguments: a </text:span>
    </text:span>
    <text:span text:style-name="Strong_20_Emphasis">
     <text:span text:style-name="T24">bitset</text:span>
    </text:span>
    <text:span text:style-name="Strong_20_Emphasis">
     <text:span text:style-name="T23"> to search, and a </text:span>
    </text:span>
    <text:span text:style-name="Strong_20_Emphasis">
     <text:span text:style-name="T24">bool</text:span>
    </text:span>
    <text:span text:style-name="Strong_20_Emphasis">
     <text:span text:style-name="T3"> </text:span>
    </text:span>
    <text:span text:style-name="Strong_20_Emphasis">
     <text:span text:style-name="T23">value to compare.</text:span>
    </text:span>
    <text:span text:style-name="T3"> The function searches for the first pair of adjacent bits that are equal to the second argument and returns the index of the most significant bit of the pair. </text:span>
    <text:span text:style-name="Strong_20_Emphasis">
     <text:span text:style-name="T23">What should the function return if it cannot find a matching pair of bits? Write a simple test program, too.</text:span>
    </text:span>
   </text:p>
      <text:p text:style-name="P8">Compare your solution with mine, which is presented in Listing 64-15.</text:p>
      <text:p text:style-name="Code_20_Caption"><text:span text:style-name="T20">Listing 64-15.</text:span> The <text:span text:style-name="Code_20_Inline"><text:span text:style-name="T21">find_pair</text:span></text:span> Function and Test Program</text:p>
      <text:p text:style-name="Code">#include &lt;bitset&gt;</text:p>
      <text:p text:style-name="Code">#include &lt;cassert&gt;</text:p>
      <text:p text:style-name="Code">#include &lt;cstdlib&gt;</text:p>
      <text:p text:style-name="Code">#include &lt;iostream&gt;</text:p>
      <text:p text:style-name="Code"/>
      <text:p text:style-name="Code">template&lt;std::size_t N&gt;</text:p>
      <text:p text:style-name="Code">std::size_t find_pair(std::bitset&lt;N&gt; const&amp; bitset, bool value)</text:p>
      <text:p text:style-name="Code">{</text:p>
      <text:p text:style-name="Code"><text:span text:style-name="T25"><text:s text:c="3"/></text:span>if (bitset.size() &gt;= 2)</text:p>
      <text:p text:style-name="Code"><text:span text:style-name="T25"><text:s text:c="6"/></text:span>for (std::size_t i{bitset.size()}; i-- != 1; )</text:p>
      <text:p text:style-name="Code"><text:span text:style-name="T25"><text:s text:c="9"/></text:span>if (bitset[i] == value and bitset[i-1] == value)</text:p>
      <text:p text:style-name="Code"><text:span text:style-name="T25"><text:s text:c="12"/></text:span>return i;</text:p>
      <text:p text:style-name="Code"><text:span text:style-name="T25"><text:s text:c="3"/></text:span>return std::size_t(-1);</text:p>
      <text:p text:style-name="Code">}</text:p>
      <text:p text:style-name="Code"/>
      <text:p text:style-name="Code">int main()</text:p>
      <text:p text:style-name="Code">{</text:p>
      <text:p text:style-name="Code"><text:span text:style-name="T25"><text:s text:c="3"/></text:span>std::size_t const not_found{~0u};</text:p>
      <text:p text:style-name="Code"><text:span text:style-name="T25"><text:s text:c="3"/></text:span>std::bitset&lt;0&gt; bs0{};</text:p>
      <text:p text:style-name="Code"><text:span text:style-name="T25"><text:s text:c="3"/></text:span>std::bitset&lt;1&gt; bs1{};</text:p>
      <text:p text:style-name="Code"><text:span text:style-name="T25"><text:s text:c="3"/></text:span>std::bitset&lt;2&gt; bs2{};</text:p>
      <text:p text:style-name="Code"><text:span text:style-name="T25"><text:s text:c="3"/></text:span>std::bitset&lt;3&gt; bs3{};</text:p>
      <text:p text:style-name="Code"><text:span text:style-name="T25"><text:s text:c="3"/></text:span>std::bitset&lt;100&gt; bs100{};</text:p>
      <text:p text:style-name="Code"/>
      <text:p text:style-name="Code"><text:span text:style-name="T25"><text:s text:c="3"/></text:span>assert(find_pair(bs0, false) == not_found);</text:p>
      <text:p text:style-name="Code"><text:span text:style-name="T25"><text:s text:c="3"/></text:span>assert(find_pair(bs0, true) == not_found);</text:p>
      <text:p text:style-name="Code"><text:span text:style-name="T25"><text:s text:c="3"/></text:span>assert(find_pair(bs1, false) == not_found);</text:p>
      <text:p text:style-name="Code"><text:span text:style-name="T25"><text:s text:c="3"/></text:span>assert(find_pair(bs1, true) == not_found);</text:p>
      <text:p text:style-name="Code"><text:span text:style-name="T25"><text:s text:c="3"/></text:span>assert(find_pair(bs2, false) == 1);</text:p>
      <text:p text:style-name="Code"><text:span text:style-name="T25"><text:s text:c="3"/></text:span>assert(find_pair(bs2, true) == not_found);</text:p>
      <text:p text:style-name="Code"><text:span text:style-name="T25"><text:s text:c="3"/></text:span>bs2[0] = true;</text:p>
      <text:p text:style-name="Code"><text:span text:style-name="T25"><text:s text:c="3"/></text:span>assert(find_pair(bs2, false) == not_found);</text:p>
      <text:p text:style-name="Code"><text:span text:style-name="T25"><text:s text:c="3"/></text:span>assert(find_pair(bs2, true) == not_found);</text:p>
      <text:p text:style-name="Code"><text:span text:style-name="T25"><text:s text:c="3"/></text:span>bs2.flip();</text:p>
      <text:p text:style-name="Code"><text:soft-page-break/><text:span text:style-name="T25"><text:s text:c="3"/></text:span>assert(find_pair(bs2, false) == not_found);</text:p>
      <text:p text:style-name="Code"><text:span text:style-name="T25"><text:s text:c="3"/></text:span>assert(find_pair(bs2, true) == not_found);</text:p>
      <text:p text:style-name="Code"><text:span text:style-name="T25"><text:s text:c="3"/></text:span>bs2[0] = true;</text:p>
      <text:p text:style-name="Code"><text:span text:style-name="T25"><text:s text:c="3"/></text:span>assert(find_pair(bs2, false) == not_found);</text:p>
      <text:p text:style-name="Code"><text:span text:style-name="T25"><text:s text:c="3"/></text:span>assert(find_pair(bs2, true) == 1);</text:p>
      <text:p text:style-name="Code"><text:span text:style-name="T25"><text:s text:c="3"/></text:span>assert(find_pair(bs3, false) == 2);</text:p>
      <text:p text:style-name="Code"><text:span text:style-name="T25"><text:s text:c="3"/></text:span>assert(find_pair(bs3, true) == not_found);</text:p>
      <text:p text:style-name="Code"><text:span text:style-name="T25"><text:s text:c="3"/></text:span>bs3[2].flip();</text:p>
      <text:p text:style-name="Code"><text:span text:style-name="T25"><text:s text:c="3"/></text:span>assert(find_pair(bs3, false) == 1);</text:p>
      <text:p text:style-name="Code"><text:span text:style-name="T25"><text:s text:c="3"/></text:span>assert(find_pair(bs3, true) == not_found);</text:p>
      <text:p text:style-name="Code"><text:span text:style-name="T25"><text:s text:c="3"/></text:span>bs3[1].flip();</text:p>
      <text:p text:style-name="Code"><text:span text:style-name="T25"><text:s text:c="3"/></text:span>assert(find_pair(bs3, false) == not_found);</text:p>
      <text:p text:style-name="Code"><text:span text:style-name="T25"><text:s text:c="3"/></text:span>assert(find_pair(bs3, true) == 2);</text:p>
      <text:p text:style-name="Code"><text:span text:style-name="T25"><text:s text:c="3"/></text:span>assert(find_pair(bs100, false) == 99);</text:p>
      <text:p text:style-name="Code"><text:span text:style-name="T25"><text:s text:c="3"/></text:span>assert(find_pair(bs100, true) == not_found);</text:p>
      <text:p text:style-name="Code"><text:span text:style-name="T25"><text:s text:c="3"/></text:span>bs100[50] = true;</text:p>
      <text:p text:style-name="Code"><text:span text:style-name="T25"><text:s text:c="3"/></text:span>assert(find_pair(bs100, true) == not_found);</text:p>
      <text:p text:style-name="Code"><text:span text:style-name="T25"><text:s text:c="3"/></text:span>bs100[51] = true;</text:p>
      <text:p text:style-name="Code"><text:span text:style-name="T25"><text:s text:c="3"/></text:span>assert(find_pair(bs100, true) == 51);</text:p>
      <text:p text:style-name="Code">}</text:p>
      <text:p text:style-name="Text_20_body">
    <text:span text:style-name="T3">Although </text:span>
    <text:span text:style-name="Code_20_Inline">
     <text:span text:style-name="T3">bitset</text:span>
    </text:span>
    <text:span text:style-name="T3"> is not widely used, when you need it, it can be extremely helpful. The next Exploration covers a language feature that is much more widely used than </text:span>
    <text:span text:style-name="Code_20_Inline">
     <text:span text:style-name="T3">bitset</text:span>
    </text:span>
    <text:span text:style-name="T3">: enumerations.</text:span>
   </text:p>
      <text:p text:style-name="P8">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01b40b"/>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4 </text:span>
     <text:span text:style-name="MT2"></text:span>
     <text:span text:style-name="MT3"> Working with Bits</text:span>
    </text:p>
      </style:header>
      <style:header-left style:display="false">
        <text:p text:style-name="Header">
     <text:span text:style-name="MT3">CHAPTER 64 </text:span>
     <text:span text:style-name="MT2"></text:span>
     <text:span text:style-name="MT3"> Working with Bits</text:span>
    </text:p>
      </style:header-left>
      <style:footer>
        <text:p text:style-name="MP2">
     <text:page-number text:select-page="current">17</text:page-number>
    </text:p>
      </style:footer>
      <style:footer-left style:display="false">
        <text:p text:style-name="Footer">
     <text:page-number text:select-page="current">16</text:page-number>
    </text:p>
      </style:footer-left>
    </style:master-page>
    <style:master-page style:name="First_20_Page" style:display-name="First Page" style:page-layout-name="Mpm2" style:next-style-name="Standard">
      <style:header>
        <text:tracked-changes>
          <text:changed-region xml:id="ct179225152" text:id="ct179225152">
            <text:deletion>
              <office:change-info>
                <dc:creator>Ray Lischner</dc:creator>
                <dc:date>2013-11-09T11:25:00</dc:date>
              </office:change-info>
              <text:p text:style-name="MP3">C H A P T E R</text:p>
            </text:deletion>
          </text:changed-region>
          <text:changed-region xml:id="ct179213056" text:id="ct179213056">
            <text:insertion>
              <office:change-info>
                <dc:creator>Ray Lischner</dc:creator>
                <dc:date>2013-11-09T11:25: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79225152"/><text:change-start text:change-id="ct179213056"/><text:span text:style-name="MT4">E X P L O R A T I O N</text:span><text:change-end text:change-id="ct179213056"/><text:s/>64</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0:00</meta:creation-date>
    <dc:creator>Ray Lischner</dc:creator>
    <dc:date>2013-11-09T11:48:55</dc:date>
    <meta:print-date>2009-03-19T10:05:00</meta:print-date>
    <meta:editing-cycles>11</meta:editing-cycles>
    <meta:editing-duration>PT34M55S</meta:editing-duration>
    <meta:generator>LibreOffice/4.0-5$Linux_X86_64 LibreOffice_project/400m0$Build-305</meta:generator>
    <meta:document-statistic meta:table-count="0" meta:image-count="1" meta:object-count="0" meta:page-count="17" meta:paragraph-count="448" meta:word-count="5372" meta:character-count="34047" meta:non-whitespace-character-count="28490"/>
    <meta:user-defined meta:name="Chapter Number">6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